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default-cell-style-name="Default"/>
        <table:table-column table:style-name="co1" table:number-columns-repeated="1636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+[.C3]" office:value-type="float" office:value="2" calcext:value-type="float">
            <text:p>2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]+[.C4]" office:value-type="float" office:value="0" calcext:value-type="float">
            <text:p>0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]+[.C5]" office:value-type="float" office:value="0" calcext:value-type="float">
            <text:p>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]+[.C6]" office:value-type="float" office:value="0" calcext:value-type="float">
            <text:p>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7]+[.C7]" office:value-type="float" office:value="0" calcext:value-type="float">
            <text:p>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8]+[.C8]" office:value-type="float" office:value="0" calcext:value-type="float">
            <text:p>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9]+[.C9]" office:value-type="float" office:value="0" calcext:value-type="float">
            <text:p>0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0]+[.C10]" office:value-type="float" office:value="0" calcext:value-type="float">
            <text:p>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1]+[.C11]" office:value-type="float" office:value="0" calcext:value-type="float">
            <text:p>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2]+[.C12]" office:value-type="float" office:value="0" calcext:value-type="float">
            <text:p>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3]+[.C13]" office:value-type="float" office:value="0" calcext:value-type="float">
            <text:p>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4]+[.C14]" office:value-type="float" office:value="0" calcext:value-type="float">
            <text:p>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5]+[.C15]" office:value-type="float" office:value="0" calcext:value-type="float">
            <text:p>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6]+[.C16]" office:value-type="float" office:value="0" calcext:value-type="float">
            <text:p>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7]+[.C17]" office:value-type="float" office:value="0" calcext:value-type="float">
            <text:p>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8]+[.C18]" office:value-type="float" office:value="0" calcext:value-type="float">
            <text:p>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9]+[.C19]" office:value-type="float" office:value="0" calcext:value-type="float">
            <text:p>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0]+[.C20]" office:value-type="float" office:value="0" calcext:value-type="float">
            <text:p>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1]+[.C21]" office:value-type="float" office:value="0" calcext:value-type="float">
            <text:p>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2]+[.C22]" office:value-type="float" office:value="0" calcext:value-type="float">
            <text:p>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3]+[.C23]" office:value-type="float" office:value="0" calcext:value-type="float">
            <text:p>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4]+[.C24]" office:value-type="float" office:value="0" calcext:value-type="float">
            <text:p>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5]+[.C25]" office:value-type="float" office:value="0" calcext:value-type="float">
            <text:p>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6]+[.C26]" office:value-type="float" office:value="0" calcext:value-type="float">
            <text:p>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7]+[.C27]" office:value-type="float" office:value="0" calcext:value-type="float">
            <text:p>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8]+[.C28]" office:value-type="float" office:value="0" calcext:value-type="float">
            <text:p>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9]+[.C29]" office:value-type="float" office:value="0" calcext:value-type="float">
            <text:p>0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0]+[.C30]" office:value-type="float" office:value="0" calcext:value-type="float">
            <text:p>0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1]+[.C31]" office:value-type="float" office:value="0" calcext:value-type="float">
            <text:p>0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2]+[.C32]" office:value-type="float" office:value="0" calcext:value-type="float">
            <text:p>0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3]+[.C33]" office:value-type="float" office:value="0" calcext:value-type="float">
            <text:p>0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4]+[.C34]" office:value-type="float" office:value="0" calcext:value-type="float">
            <text:p>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5]+[.C35]" office:value-type="float" office:value="0" calcext:value-type="float">
            <text:p>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6]+[.C36]" office:value-type="float" office:value="0" calcext:value-type="float">
            <text:p>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7]+[.C37]" office:value-type="float" office:value="0" calcext:value-type="float">
            <text:p>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style-name="ce15" office:value-type="float" office:value="110000" calcext:value-type="float">
            <text:p>110000</text:p>
          </table:table-cell>
          <table:table-cell/>
          <table:table-cell table:formula="of:=[.B38]+[.C38]" office:value-type="float" office:value="110000" calcext:value-type="float">
            <text:p>11000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110.0 k" calcext:value-type="string">
            <text:p>1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9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0" calcext:value-type="float">
            <text:p>113000</text:p>
          </table:table-cell>
          <table:table-cell/>
          <table:table-cell table:formula="of:=[.B39]+[.C39]" office:value-type="float" office:value="113000" calcext:value-type="float">
            <text:p>11300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113.0 k" calcext:value-type="string">
            <text:p>1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0" calcext:value-type="float">
            <text:p>115000</text:p>
          </table:table-cell>
          <table:table-cell/>
          <table:table-cell table:formula="of:=[.B40]+[.C40]" office:value-type="float" office:value="115000" calcext:value-type="float">
            <text:p>11500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115.0 k" calcext:value-type="string">
            <text:p>1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0" calcext:value-type="float">
            <text:p>118000</text:p>
          </table:table-cell>
          <table:table-cell/>
          <table:table-cell table:formula="of:=[.B41]+[.C41]" office:value-type="float" office:value="118000" calcext:value-type="float">
            <text:p>11800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118.0 k" calcext:value-type="string">
            <text:p>1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" calcext:value-type="float">
            <text:p>2150</text:p>
          </table:table-cell>
          <table:table-cell/>
          <table:table-cell table:formula="of:=[.B42]+[.C42]" office:value-type="float" office:value="2150" calcext:value-type="float">
            <text:p>215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2.15 k" calcext:value-type="string">
            <text:p>2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3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" calcext:value-type="float">
            <text:p>2210</text:p>
          </table:table-cell>
          <table:table-cell/>
          <table:table-cell table:formula="of:=[.B43]+[.C43]" office:value-type="float" office:value="2210" calcext:value-type="float">
            <text:p>221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2.21 k" calcext:value-type="string">
            <text:p>2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5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B44]+[.C44]" office:value-type="float" office:value="2260" calcext:value-type="float">
            <text:p>226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2.26 k" calcext:value-type="string">
            <text:p>2.2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" calcext:value-type="float">
            <text:p>2320</text:p>
          </table:table-cell>
          <table:table-cell/>
          <table:table-cell table:formula="of:=[.B45]+[.C45]" office:value-type="float" office:value="2320" calcext:value-type="float">
            <text:p>232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2.32 k" calcext:value-type="string">
            <text:p>2.3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0" calcext:value-type="float">
            <text:p>19600</text:p>
          </table:table-cell>
          <table:table-cell/>
          <table:table-cell table:formula="of:=[.B46]+[.C46]" office:value-type="float" office:value="19600" calcext:value-type="float">
            <text:p>1960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19.6 k" calcext:value-type="string">
            <text:p>19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4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B47]+[.C47]" office:value-type="float" office:value="20000" calcext:value-type="float">
            <text:p>2000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20.0 k" calcext:value-type="string">
            <text:p>2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6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0" calcext:value-type="float">
            <text:p>20500</text:p>
          </table:table-cell>
          <table:table-cell/>
          <table:table-cell table:formula="of:=[.B48]+[.C48]" office:value-type="float" office:value="20500" calcext:value-type="float">
            <text:p>2050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20.5 k" calcext:value-type="string">
            <text:p>20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0" calcext:value-type="float">
            <text:p>21000</text:p>
          </table:table-cell>
          <table:table-cell/>
          <table:table-cell table:formula="of:=[.B49]+[.C49]" office:value-type="float" office:value="21000" calcext:value-type="float">
            <text:p>2100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21.0 k" calcext:value-type="string">
            <text:p>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0" calcext:value-type="float">
            <text:p>121000</text:p>
          </table:table-cell>
          <table:table-cell/>
          <table:table-cell table:formula="of:=[.B50]+[.C50]" office:value-type="float" office:value="121000" calcext:value-type="float">
            <text:p>12100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121.0 k" calcext:value-type="string">
            <text:p>1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0" calcext:value-type="float">
            <text:p>124000</text:p>
          </table:table-cell>
          <table:table-cell/>
          <table:table-cell table:formula="of:=[.B51]+[.C51]" office:value-type="float" office:value="124000" calcext:value-type="float">
            <text:p>124000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124.0 k" calcext:value-type="string">
            <text:p>12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0" calcext:value-type="float">
            <text:p>127000</text:p>
          </table:table-cell>
          <table:table-cell/>
          <table:table-cell table:formula="of:=[.B52]+[.C52]" office:value-type="float" office:value="127000" calcext:value-type="float">
            <text:p>127000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127.0 k" calcext:value-type="string">
            <text:p>1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0" calcext:value-type="float">
            <text:p>130000</text:p>
          </table:table-cell>
          <table:table-cell/>
          <table:table-cell table:formula="of:=[.B53]+[.C53]" office:value-type="float" office:value="130000" calcext:value-type="float">
            <text:p>130000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130.0 k" calcext:value-type="string">
            <text:p>13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B54]+[.C54]" office:value-type="float" office:value="121" calcext:value-type="float">
            <text:p>121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121.0" calcext:value-type="string">
            <text:p>1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55]+[.C55]" office:value-type="float" office:value="124" calcext:value-type="float">
            <text:p>124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124.0" calcext:value-type="string">
            <text:p>12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B56]+[.C56]" office:value-type="float" office:value="127" calcext:value-type="float">
            <text:p>127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127.0" calcext:value-type="string">
            <text:p>1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B57]+[.C57]" office:value-type="float" office:value="130" calcext:value-type="float">
            <text:p>130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130.0" calcext:value-type="string">
            <text:p>1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2000" calcext:value-type="float">
            <text:p>162000</text:p>
          </table:table-cell>
          <table:table-cell/>
          <table:table-cell table:formula="of:=[.B58]+[.C58]" office:value-type="float" office:value="162000" calcext:value-type="float">
            <text:p>16200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162.0 k" calcext:value-type="string">
            <text:p>16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5000" calcext:value-type="float">
            <text:p>165000</text:p>
          </table:table-cell>
          <table:table-cell/>
          <table:table-cell table:formula="of:=[.B59]+[.C59]" office:value-type="float" office:value="165000" calcext:value-type="float">
            <text:p>16500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165.0 k" calcext:value-type="string">
            <text:p>16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0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69000" calcext:value-type="float">
            <text:p>169000</text:p>
          </table:table-cell>
          <table:table-cell/>
          <table:table-cell table:formula="of:=[.B60]+[.C60]" office:value-type="float" office:value="169000" calcext:value-type="float">
            <text:p>16900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169.0 k" calcext:value-type="string">
            <text:p>16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4000" calcext:value-type="float">
            <text:p>174000</text:p>
          </table:table-cell>
          <table:table-cell/>
          <table:table-cell table:formula="of:=[.B61]+[.C61]" office:value-type="float" office:value="174000" calcext:value-type="float">
            <text:p>17400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174.0 k" calcext:value-type="string">
            <text:p>1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B62]+[.C62]" office:value-type="float" office:value="110" calcext:value-type="float">
            <text:p>110</text:p>
          </table:table-cell>
          <table:table-cell table:style-name="ce6" table:formula="of:=IF([.D62]&gt;=1000000; TEXT([.D62]/1000000; &quot;0.0#&quot;)&amp;&quot; M&quot;; IF([.D62]&gt;=1000; TEXT([.D62]/1000; &quot;0.0#&quot;)&amp;&quot; k&quot;;  IF([.D62]&gt;=1; TEXT([.D62]; &quot;0.0#&quot;);IF([.D62]&gt;=0.001; TEXT([.D62]*1000; &quot;0.0#&quot;)&amp;&quot; m&quot;; IF([.D62]&gt;=0.000001; TEXT([.D62]*1000000; &quot;0.0#&quot;)&amp;&quot; µ&quot;;IF([.D62]&gt;=0.000000001; TEXT([.D62]*1000000000; &quot;0.0#&quot;)&amp;&quot; n&quot;; IF([.D62]&gt;=0.000000000001; TEXT([.D62]*1000000000000; &quot;0.0#&quot;)&amp;&quot; p&quot;;TEXT([.D62]; &quot;0.0#&quot;))))))))" office:value-type="string" office:string-value="110.0" calcext:value-type="string">
            <text:p>1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63]+[.C63]" office:value-type="float" office:value="113" calcext:value-type="float">
            <text:p>113</text:p>
          </table:table-cell>
          <table:table-cell table:style-name="ce6" table:formula="of:=IF([.D63]&gt;=1000000; TEXT([.D63]/1000000; &quot;0.0#&quot;)&amp;&quot; M&quot;; IF([.D63]&gt;=1000; TEXT([.D63]/1000; &quot;0.0#&quot;)&amp;&quot; k&quot;;  IF([.D63]&gt;=1; TEXT([.D63]; &quot;0.0#&quot;);IF([.D63]&gt;=0.001; TEXT([.D63]*1000; &quot;0.0#&quot;)&amp;&quot; m&quot;; IF([.D63]&gt;=0.000001; TEXT([.D63]*1000000; &quot;0.0#&quot;)&amp;&quot; µ&quot;;IF([.D63]&gt;=0.000000001; TEXT([.D63]*1000000000; &quot;0.0#&quot;)&amp;&quot; n&quot;; IF([.D63]&gt;=0.000000000001; TEXT([.D63]*1000000000000; &quot;0.0#&quot;)&amp;&quot; p&quot;;TEXT([.D63]; &quot;0.0#&quot;))))))))" office:value-type="string" office:string-value="113.0" calcext:value-type="string">
            <text:p>11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64]+[.C64]" office:value-type="float" office:value="115" calcext:value-type="float">
            <text:p>115</text:p>
          </table:table-cell>
          <table:table-cell table:style-name="ce6" table:formula="of:=IF([.D64]&gt;=1000000; TEXT([.D64]/1000000; &quot;0.0#&quot;)&amp;&quot; M&quot;; IF([.D64]&gt;=1000; TEXT([.D64]/1000; &quot;0.0#&quot;)&amp;&quot; k&quot;;  IF([.D64]&gt;=1; TEXT([.D64]; &quot;0.0#&quot;);IF([.D64]&gt;=0.001; TEXT([.D64]*1000; &quot;0.0#&quot;)&amp;&quot; m&quot;; IF([.D64]&gt;=0.000001; TEXT([.D64]*1000000; &quot;0.0#&quot;)&amp;&quot; µ&quot;;IF([.D64]&gt;=0.000000001; TEXT([.D64]*1000000000; &quot;0.0#&quot;)&amp;&quot; n&quot;; IF([.D64]&gt;=0.000000000001; TEXT([.D64]*1000000000000; &quot;0.0#&quot;)&amp;&quot; p&quot;;TEXT([.D64]; &quot;0.0#&quot;))))))))" office:value-type="string" office:string-value="115.0" calcext:value-type="string">
            <text:p>1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B65]+[.C65]" office:value-type="float" office:value="118" calcext:value-type="float">
            <text:p>118</text:p>
          </table:table-cell>
          <table:table-cell table:style-name="ce6" table:formula="of:=IF([.D65]&gt;=1000000; TEXT([.D65]/1000000; &quot;0.0#&quot;)&amp;&quot; M&quot;; IF([.D65]&gt;=1000; TEXT([.D65]/1000; &quot;0.0#&quot;)&amp;&quot; k&quot;;  IF([.D65]&gt;=1; TEXT([.D65]; &quot;0.0#&quot;);IF([.D65]&gt;=0.001; TEXT([.D65]*1000; &quot;0.0#&quot;)&amp;&quot; m&quot;; IF([.D65]&gt;=0.000001; TEXT([.D65]*1000000; &quot;0.0#&quot;)&amp;&quot; µ&quot;;IF([.D65]&gt;=0.000000001; TEXT([.D65]*1000000000; &quot;0.0#&quot;)&amp;&quot; n&quot;; IF([.D65]&gt;=0.000000000001; TEXT([.D65]*1000000000000; &quot;0.0#&quot;)&amp;&quot; p&quot;;TEXT([.D65]; &quot;0.0#&quot;))))))))" office:value-type="string" office:string-value="118.0" calcext:value-type="string">
            <text:p>1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66]+[.C66]" office:value-type="string" office:string-value="" calcext:value-type="error">
            <text:p>#VALUE!</text:p>
          </table:table-cell>
          <table:table-cell table:style-name="ce6" table:formula="of:=IF([.D66]&gt;=1000000; TEXT([.D66]/1000000; &quot;0.0#&quot;)&amp;&quot; M&quot;; IF([.D66]&gt;=1000; TEXT([.D66]/1000; &quot;0.0#&quot;)&amp;&quot; k&quot;;  IF([.D66]&gt;=1; TEXT([.D66]; &quot;0.0#&quot;);IF([.D66]&gt;=0.001; TEXT([.D66]*1000; &quot;0.0#&quot;)&amp;&quot; m&quot;; IF([.D66]&gt;=0.000001; TEXT([.D66]*1000000; &quot;0.0#&quot;)&amp;&quot; µ&quot;;IF([.D66]&gt;=0.000000001; TEXT([.D66]*1000000000; &quot;0.0#&quot;)&amp;&quot; n&quot;; IF([.D66]&gt;=0.000000000001; TEXT([.D66]*1000000000000; &quot;0.0#&quot;)&amp;&quot; p&quot;;TEXT([.D66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B67]+[.C67]" office:value-type="float" office:value="1100" calcext:value-type="float">
            <text:p>1100</text:p>
          </table:table-cell>
          <table:table-cell table:style-name="ce6" table:formula="of:=IF([.D67]&gt;=1000000; TEXT([.D67]/1000000; &quot;0.0#&quot;)&amp;&quot; M&quot;; IF([.D67]&gt;=1000; TEXT([.D67]/1000; &quot;0.0#&quot;)&amp;&quot; k&quot;;  IF([.D67]&gt;=1; TEXT([.D67]; &quot;0.0#&quot;);IF([.D67]&gt;=0.001; TEXT([.D67]*1000; &quot;0.0#&quot;)&amp;&quot; m&quot;; IF([.D67]&gt;=0.000001; TEXT([.D67]*1000000; &quot;0.0#&quot;)&amp;&quot; µ&quot;;IF([.D67]&gt;=0.000000001; TEXT([.D67]*1000000000; &quot;0.0#&quot;)&amp;&quot; n&quot;; IF([.D67]&gt;=0.000000000001; TEXT([.D67]*1000000000000; &quot;0.0#&quot;)&amp;&quot; p&quot;;TEXT([.D67]; &quot;0.0#&quot;))))))))" office:value-type="string" office:string-value="1.1 k" calcext:value-type="string">
            <text:p>1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6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68]+[.C68]" office:value-type="float" office:value="1130" calcext:value-type="float">
            <text:p>1130</text:p>
          </table:table-cell>
          <table:table-cell table:style-name="ce6" table:formula="of:=IF([.D68]&gt;=1000000; TEXT([.D68]/1000000; &quot;0.0#&quot;)&amp;&quot; M&quot;; IF([.D68]&gt;=1000; TEXT([.D68]/1000; &quot;0.0#&quot;)&amp;&quot; k&quot;;  IF([.D68]&gt;=1; TEXT([.D68]; &quot;0.0#&quot;);IF([.D68]&gt;=0.001; TEXT([.D68]*1000; &quot;0.0#&quot;)&amp;&quot; m&quot;; IF([.D68]&gt;=0.000001; TEXT([.D68]*1000000; &quot;0.0#&quot;)&amp;&quot; µ&quot;;IF([.D68]&gt;=0.000000001; TEXT([.D68]*1000000000; &quot;0.0#&quot;)&amp;&quot; n&quot;; IF([.D68]&gt;=0.000000000001; TEXT([.D68]*1000000000000; &quot;0.0#&quot;)&amp;&quot; p&quot;;TEXT([.D68]; &quot;0.0#&quot;))))))))" office:value-type="string" office:string-value="1.13 k" calcext:value-type="string">
            <text:p>1.1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69]+[.C69]" office:value-type="float" office:value="1150" calcext:value-type="float">
            <text:p>1150</text:p>
          </table:table-cell>
          <table:table-cell table:style-name="ce6" table:formula="of:=IF([.D69]&gt;=1000000; TEXT([.D69]/1000000; &quot;0.0#&quot;)&amp;&quot; M&quot;; IF([.D69]&gt;=1000; TEXT([.D69]/1000; &quot;0.0#&quot;)&amp;&quot; k&quot;;  IF([.D69]&gt;=1; TEXT([.D69]; &quot;0.0#&quot;);IF([.D69]&gt;=0.001; TEXT([.D69]*1000; &quot;0.0#&quot;)&amp;&quot; m&quot;; IF([.D69]&gt;=0.000001; TEXT([.D69]*1000000; &quot;0.0#&quot;)&amp;&quot; µ&quot;;IF([.D69]&gt;=0.000000001; TEXT([.D69]*1000000000; &quot;0.0#&quot;)&amp;&quot; n&quot;; IF([.D69]&gt;=0.000000000001; TEXT([.D69]*1000000000000; &quot;0.0#&quot;)&amp;&quot; p&quot;;TEXT([.D69]; &quot;0.0#&quot;))))))))" office:value-type="string" office:string-value="1.15 k" calcext:value-type="string">
            <text:p>1.1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B70]+[.C70]" office:value-type="float" office:value="1180" calcext:value-type="float">
            <text:p>1180</text:p>
          </table:table-cell>
          <table:table-cell table:style-name="ce6" table:formula="of:=IF([.D70]&gt;=1000000; TEXT([.D70]/1000000; &quot;0.0#&quot;)&amp;&quot; M&quot;; IF([.D70]&gt;=1000; TEXT([.D70]/1000; &quot;0.0#&quot;)&amp;&quot; k&quot;;  IF([.D70]&gt;=1; TEXT([.D70]; &quot;0.0#&quot;);IF([.D70]&gt;=0.001; TEXT([.D70]*1000; &quot;0.0#&quot;)&amp;&quot; m&quot;; IF([.D70]&gt;=0.000001; TEXT([.D70]*1000000; &quot;0.0#&quot;)&amp;&quot; µ&quot;;IF([.D70]&gt;=0.000000001; TEXT([.D70]*1000000000; &quot;0.0#&quot;)&amp;&quot; n&quot;; IF([.D70]&gt;=0.000000000001; TEXT([.D70]*1000000000000; &quot;0.0#&quot;)&amp;&quot; p&quot;;TEXT([.D70]; &quot;0.0#&quot;))))))))" office:value-type="string" office:string-value="1.18 k" calcext:value-type="string">
            <text:p>1.1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B71]+[.C71]" office:value-type="float" office:value="11000" calcext:value-type="float">
            <text:p>11000</text:p>
          </table:table-cell>
          <table:table-cell table:style-name="ce6" table:formula="of:=IF([.D71]&gt;=1000000; TEXT([.D71]/1000000; &quot;0.0#&quot;)&amp;&quot; M&quot;; IF([.D71]&gt;=1000; TEXT([.D71]/1000; &quot;0.0#&quot;)&amp;&quot; k&quot;;  IF([.D71]&gt;=1; TEXT([.D71]; &quot;0.0#&quot;);IF([.D71]&gt;=0.001; TEXT([.D71]*1000; &quot;0.0#&quot;)&amp;&quot; m&quot;; IF([.D71]&gt;=0.000001; TEXT([.D71]*1000000; &quot;0.0#&quot;)&amp;&quot; µ&quot;;IF([.D71]&gt;=0.000000001; TEXT([.D71]*1000000000; &quot;0.0#&quot;)&amp;&quot; n&quot;; IF([.D71]&gt;=0.000000000001; TEXT([.D71]*1000000000000; &quot;0.0#&quot;)&amp;&quot; p&quot;;TEXT([.D71]; &quot;0.0#&quot;))))))))" office:value-type="string" office:string-value="11.0 k" calcext:value-type="string">
            <text:p>1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9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300" calcext:value-type="float">
            <text:p>11300</text:p>
          </table:table-cell>
          <table:table-cell/>
          <table:table-cell table:formula="of:=[.B72]+[.C72]" office:value-type="float" office:value="11300" calcext:value-type="float">
            <text:p>11300</text:p>
          </table:table-cell>
          <table:table-cell table:style-name="ce6" table:formula="of:=IF([.D72]&gt;=1000000; TEXT([.D72]/1000000; &quot;0.0#&quot;)&amp;&quot; M&quot;; IF([.D72]&gt;=1000; TEXT([.D72]/1000; &quot;0.0#&quot;)&amp;&quot; k&quot;;  IF([.D72]&gt;=1; TEXT([.D72]; &quot;0.0#&quot;);IF([.D72]&gt;=0.001; TEXT([.D72]*1000; &quot;0.0#&quot;)&amp;&quot; m&quot;; IF([.D72]&gt;=0.000001; TEXT([.D72]*1000000; &quot;0.0#&quot;)&amp;&quot; µ&quot;;IF([.D72]&gt;=0.000000001; TEXT([.D72]*1000000000; &quot;0.0#&quot;)&amp;&quot; n&quot;; IF([.D72]&gt;=0.000000000001; TEXT([.D72]*1000000000000; &quot;0.0#&quot;)&amp;&quot; p&quot;;TEXT([.D72]; &quot;0.0#&quot;))))))))" office:value-type="string" office:string-value="11.3 k" calcext:value-type="string">
            <text:p>1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500" calcext:value-type="float">
            <text:p>11500</text:p>
          </table:table-cell>
          <table:table-cell/>
          <table:table-cell table:formula="of:=[.B73]+[.C73]" office:value-type="float" office:value="11500" calcext:value-type="float">
            <text:p>11500</text:p>
          </table:table-cell>
          <table:table-cell table:style-name="ce6" table:formula="of:=IF([.D73]&gt;=1000000; TEXT([.D73]/1000000; &quot;0.0#&quot;)&amp;&quot; M&quot;; IF([.D73]&gt;=1000; TEXT([.D73]/1000; &quot;0.0#&quot;)&amp;&quot; k&quot;;  IF([.D73]&gt;=1; TEXT([.D73]; &quot;0.0#&quot;);IF([.D73]&gt;=0.001; TEXT([.D73]*1000; &quot;0.0#&quot;)&amp;&quot; m&quot;; IF([.D73]&gt;=0.000001; TEXT([.D73]*1000000; &quot;0.0#&quot;)&amp;&quot; µ&quot;;IF([.D73]&gt;=0.000000001; TEXT([.D73]*1000000000; &quot;0.0#&quot;)&amp;&quot; n&quot;; IF([.D73]&gt;=0.000000000001; TEXT([.D73]*1000000000000; &quot;0.0#&quot;)&amp;&quot; p&quot;;TEXT([.D73]; &quot;0.0#&quot;))))))))" office:value-type="string" office:string-value="11.5 k" calcext:value-type="string">
            <text:p>1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[.B74]+[.C74]" office:value-type="float" office:value="11800" calcext:value-type="float">
            <text:p>11800</text:p>
          </table:table-cell>
          <table:table-cell table:style-name="ce6" table:formula="of:=IF([.D74]&gt;=1000000; TEXT([.D74]/1000000; &quot;0.0#&quot;)&amp;&quot; M&quot;; IF([.D74]&gt;=1000; TEXT([.D74]/1000; &quot;0.0#&quot;)&amp;&quot; k&quot;;  IF([.D74]&gt;=1; TEXT([.D74]; &quot;0.0#&quot;);IF([.D74]&gt;=0.001; TEXT([.D74]*1000; &quot;0.0#&quot;)&amp;&quot; m&quot;; IF([.D74]&gt;=0.000001; TEXT([.D74]*1000000; &quot;0.0#&quot;)&amp;&quot; µ&quot;;IF([.D74]&gt;=0.000000001; TEXT([.D74]*1000000000; &quot;0.0#&quot;)&amp;&quot; n&quot;; IF([.D74]&gt;=0.000000000001; TEXT([.D74]*1000000000000; &quot;0.0#&quot;)&amp;&quot; p&quot;;TEXT([.D74]; &quot;0.0#&quot;))))))))" office:value-type="string" office:string-value="11.8 k" calcext:value-type="string">
            <text:p>1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8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" calcext:value-type="float">
            <text:p>21500</text:p>
          </table:table-cell>
          <table:table-cell/>
          <table:table-cell table:formula="of:=[.B75]+[.C75]" office:value-type="float" office:value="21500" calcext:value-type="float">
            <text:p>21500</text:p>
          </table:table-cell>
          <table:table-cell table:style-name="ce6" table:formula="of:=IF([.D75]&gt;=1000000; TEXT([.D75]/1000000; &quot;0.0#&quot;)&amp;&quot; M&quot;; IF([.D75]&gt;=1000; TEXT([.D75]/1000; &quot;0.0#&quot;)&amp;&quot; k&quot;;  IF([.D75]&gt;=1; TEXT([.D75]; &quot;0.0#&quot;);IF([.D75]&gt;=0.001; TEXT([.D75]*1000; &quot;0.0#&quot;)&amp;&quot; m&quot;; IF([.D75]&gt;=0.000001; TEXT([.D75]*1000000; &quot;0.0#&quot;)&amp;&quot; µ&quot;;IF([.D75]&gt;=0.000000001; TEXT([.D75]*1000000000; &quot;0.0#&quot;)&amp;&quot; n&quot;; IF([.D75]&gt;=0.000000000001; TEXT([.D75]*1000000000000; &quot;0.0#&quot;)&amp;&quot; p&quot;;TEXT([.D75]; &quot;0.0#&quot;))))))))" office:value-type="string" office:string-value="21.5 k" calcext:value-type="string">
            <text:p>2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" calcext:value-type="float">
            <text:p>22100</text:p>
          </table:table-cell>
          <table:table-cell/>
          <table:table-cell table:formula="of:=[.B76]+[.C76]" office:value-type="float" office:value="22100" calcext:value-type="float">
            <text:p>22100</text:p>
          </table:table-cell>
          <table:table-cell table:style-name="ce6" table:formula="of:=IF([.D76]&gt;=1000000; TEXT([.D76]/1000000; &quot;0.0#&quot;)&amp;&quot; M&quot;; IF([.D76]&gt;=1000; TEXT([.D76]/1000; &quot;0.0#&quot;)&amp;&quot; k&quot;;  IF([.D76]&gt;=1; TEXT([.D76]; &quot;0.0#&quot;);IF([.D76]&gt;=0.001; TEXT([.D76]*1000; &quot;0.0#&quot;)&amp;&quot; m&quot;; IF([.D76]&gt;=0.000001; TEXT([.D76]*1000000; &quot;0.0#&quot;)&amp;&quot; µ&quot;;IF([.D76]&gt;=0.000000001; TEXT([.D76]*1000000000; &quot;0.0#&quot;)&amp;&quot; n&quot;; IF([.D76]&gt;=0.000000000001; TEXT([.D76]*1000000000000; &quot;0.0#&quot;)&amp;&quot; p&quot;;TEXT([.D76]; &quot;0.0#&quot;))))))))" office:value-type="string" office:string-value="22.1 k" calcext:value-type="string">
            <text:p>2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3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" calcext:value-type="float">
            <text:p>22600</text:p>
          </table:table-cell>
          <table:table-cell/>
          <table:table-cell table:formula="of:=[.B77]+[.C77]" office:value-type="float" office:value="22600" calcext:value-type="float">
            <text:p>22600</text:p>
          </table:table-cell>
          <table:table-cell table:style-name="ce6" table:formula="of:=IF([.D77]&gt;=1000000; TEXT([.D77]/1000000; &quot;0.0#&quot;)&amp;&quot; M&quot;; IF([.D77]&gt;=1000; TEXT([.D77]/1000; &quot;0.0#&quot;)&amp;&quot; k&quot;;  IF([.D77]&gt;=1; TEXT([.D77]; &quot;0.0#&quot;);IF([.D77]&gt;=0.001; TEXT([.D77]*1000; &quot;0.0#&quot;)&amp;&quot; m&quot;; IF([.D77]&gt;=0.000001; TEXT([.D77]*1000000; &quot;0.0#&quot;)&amp;&quot; µ&quot;;IF([.D77]&gt;=0.000000001; TEXT([.D77]*1000000000; &quot;0.0#&quot;)&amp;&quot; n&quot;; IF([.D77]&gt;=0.000000000001; TEXT([.D77]*1000000000000; &quot;0.0#&quot;)&amp;&quot; p&quot;;TEXT([.D77]; &quot;0.0#&quot;))))))))" office:value-type="string" office:string-value="22.6 k" calcext:value-type="string">
            <text:p>22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" calcext:value-type="float">
            <text:p>23200</text:p>
          </table:table-cell>
          <table:table-cell/>
          <table:table-cell table:formula="of:=[.B78]+[.C78]" office:value-type="float" office:value="23200" calcext:value-type="float">
            <text:p>23200</text:p>
          </table:table-cell>
          <table:table-cell table:style-name="ce6" table:formula="of:=IF([.D78]&gt;=1000000; TEXT([.D78]/1000000; &quot;0.0#&quot;)&amp;&quot; M&quot;; IF([.D78]&gt;=1000; TEXT([.D78]/1000; &quot;0.0#&quot;)&amp;&quot; k&quot;;  IF([.D78]&gt;=1; TEXT([.D78]; &quot;0.0#&quot;);IF([.D78]&gt;=0.001; TEXT([.D78]*1000; &quot;0.0#&quot;)&amp;&quot; m&quot;; IF([.D78]&gt;=0.000001; TEXT([.D78]*1000000; &quot;0.0#&quot;)&amp;&quot; µ&quot;;IF([.D78]&gt;=0.000000001; TEXT([.D78]*1000000000; &quot;0.0#&quot;)&amp;&quot; n&quot;; IF([.D78]&gt;=0.000000000001; TEXT([.D78]*1000000000000; &quot;0.0#&quot;)&amp;&quot; p&quot;;TEXT([.D78]; &quot;0.0#&quot;))))))))" office:value-type="string" office:string-value="23.2 k" calcext:value-type="string">
            <text:p>23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B79]+[.C79]" office:value-type="float" office:value="12100" calcext:value-type="float">
            <text:p>12100</text:p>
          </table:table-cell>
          <table:table-cell table:style-name="ce6" table:formula="of:=IF([.D79]&gt;=1000000; TEXT([.D79]/1000000; &quot;0.0#&quot;)&amp;&quot; M&quot;; IF([.D79]&gt;=1000; TEXT([.D79]/1000; &quot;0.0#&quot;)&amp;&quot; k&quot;;  IF([.D79]&gt;=1; TEXT([.D79]; &quot;0.0#&quot;);IF([.D79]&gt;=0.001; TEXT([.D79]*1000; &quot;0.0#&quot;)&amp;&quot; m&quot;; IF([.D79]&gt;=0.000001; TEXT([.D79]*1000000; &quot;0.0#&quot;)&amp;&quot; µ&quot;;IF([.D79]&gt;=0.000000001; TEXT([.D79]*1000000000; &quot;0.0#&quot;)&amp;&quot; n&quot;; IF([.D79]&gt;=0.000000000001; TEXT([.D79]*1000000000000; &quot;0.0#&quot;)&amp;&quot; p&quot;;TEXT([.D79]; &quot;0.0#&quot;))))))))" office:value-type="string" office:string-value="12.1 k" calcext:value-type="string">
            <text:p>1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/>
          <table:table-cell table:formula="of:=[.B80]+[.C80]" office:value-type="float" office:value="12400" calcext:value-type="float">
            <text:p>12400</text:p>
          </table:table-cell>
          <table:table-cell table:style-name="ce6" table:formula="of:=IF([.D80]&gt;=1000000; TEXT([.D80]/1000000; &quot;0.0#&quot;)&amp;&quot; M&quot;; IF([.D80]&gt;=1000; TEXT([.D80]/1000; &quot;0.0#&quot;)&amp;&quot; k&quot;;  IF([.D80]&gt;=1; TEXT([.D80]; &quot;0.0#&quot;);IF([.D80]&gt;=0.001; TEXT([.D80]*1000; &quot;0.0#&quot;)&amp;&quot; m&quot;; IF([.D80]&gt;=0.000001; TEXT([.D80]*1000000; &quot;0.0#&quot;)&amp;&quot; µ&quot;;IF([.D80]&gt;=0.000000001; TEXT([.D80]*1000000000; &quot;0.0#&quot;)&amp;&quot; n&quot;; IF([.D80]&gt;=0.000000000001; TEXT([.D80]*1000000000000; &quot;0.0#&quot;)&amp;&quot; p&quot;;TEXT([.D80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/>
          <table:table-cell table:formula="of:=[.B81]+[.C81]" office:value-type="float" office:value="12700" calcext:value-type="float">
            <text:p>12700</text:p>
          </table:table-cell>
          <table:table-cell table:style-name="ce6" table:formula="of:=IF([.D81]&gt;=1000000; TEXT([.D81]/1000000; &quot;0.0#&quot;)&amp;&quot; M&quot;; IF([.D81]&gt;=1000; TEXT([.D81]/1000; &quot;0.0#&quot;)&amp;&quot; k&quot;;  IF([.D81]&gt;=1; TEXT([.D81]; &quot;0.0#&quot;);IF([.D81]&gt;=0.001; TEXT([.D81]*1000; &quot;0.0#&quot;)&amp;&quot; m&quot;; IF([.D81]&gt;=0.000001; TEXT([.D81]*1000000; &quot;0.0#&quot;)&amp;&quot; µ&quot;;IF([.D81]&gt;=0.000000001; TEXT([.D81]*1000000000; &quot;0.0#&quot;)&amp;&quot; n&quot;; IF([.D81]&gt;=0.000000000001; TEXT([.D81]*1000000000000; &quot;0.0#&quot;)&amp;&quot; p&quot;;TEXT([.D81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82]+[.C82]" office:value-type="float" office:value="13000" calcext:value-type="float">
            <text:p>13000</text:p>
          </table:table-cell>
          <table:table-cell table:style-name="ce6" table:formula="of:=IF([.D82]&gt;=1000000; TEXT([.D82]/1000000; &quot;0.0#&quot;)&amp;&quot; M&quot;; IF([.D82]&gt;=1000; TEXT([.D82]/1000; &quot;0.0#&quot;)&amp;&quot; k&quot;;  IF([.D82]&gt;=1; TEXT([.D82]; &quot;0.0#&quot;);IF([.D82]&gt;=0.001; TEXT([.D82]*1000; &quot;0.0#&quot;)&amp;&quot; m&quot;; IF([.D82]&gt;=0.000001; TEXT([.D82]*1000000; &quot;0.0#&quot;)&amp;&quot; µ&quot;;IF([.D82]&gt;=0.000000001; TEXT([.D82]*1000000000; &quot;0.0#&quot;)&amp;&quot; n&quot;; IF([.D82]&gt;=0.000000000001; TEXT([.D82]*1000000000000; &quot;0.0#&quot;)&amp;&quot; p&quot;;TEXT([.D82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83]+[.C83]" office:value-type="float" office:value="1000" calcext:value-type="float">
            <text:p>1000</text:p>
          </table:table-cell>
          <table:table-cell table:style-name="ce6" table:formula="of:=IF([.D83]&gt;=1000000; TEXT([.D83]/1000000; &quot;0.0#&quot;)&amp;&quot; M&quot;; IF([.D83]&gt;=1000; TEXT([.D83]/1000; &quot;0.0#&quot;)&amp;&quot; k&quot;;  IF([.D83]&gt;=1; TEXT([.D83]; &quot;0.0#&quot;);IF([.D83]&gt;=0.001; TEXT([.D83]*1000; &quot;0.0#&quot;)&amp;&quot; m&quot;; IF([.D83]&gt;=0.000001; TEXT([.D83]*1000000; &quot;0.0#&quot;)&amp;&quot; µ&quot;;IF([.D83]&gt;=0.000000001; TEXT([.D83]*1000000000; &quot;0.0#&quot;)&amp;&quot; n&quot;; IF([.D83]&gt;=0.000000000001; TEXT([.D83]*1000000000000; &quot;0.0#&quot;)&amp;&quot; p&quot;;TEXT([.D83]; &quot;0.0#&quot;))))))))" office:value-type="string" office:string-value="1.0 k" calcext:value-type="string">
            <text:p>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7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[.B84]+[.C84]" office:value-type="float" office:value="1020" calcext:value-type="float">
            <text:p>1020</text:p>
          </table:table-cell>
          <table:table-cell table:style-name="ce6" table:formula="of:=IF([.D84]&gt;=1000000; TEXT([.D84]/1000000; &quot;0.0#&quot;)&amp;&quot; M&quot;; IF([.D84]&gt;=1000; TEXT([.D84]/1000; &quot;0.0#&quot;)&amp;&quot; k&quot;;  IF([.D84]&gt;=1; TEXT([.D84]; &quot;0.0#&quot;);IF([.D84]&gt;=0.001; TEXT([.D84]*1000; &quot;0.0#&quot;)&amp;&quot; m&quot;; IF([.D84]&gt;=0.000001; TEXT([.D84]*1000000; &quot;0.0#&quot;)&amp;&quot; µ&quot;;IF([.D84]&gt;=0.000000001; TEXT([.D84]*1000000000; &quot;0.0#&quot;)&amp;&quot; n&quot;; IF([.D84]&gt;=0.000000000001; TEXT([.D84]*1000000000000; &quot;0.0#&quot;)&amp;&quot; p&quot;;TEXT([.D84]; &quot;0.0#&quot;))))))))" office:value-type="string" office:string-value="1.02 k" calcext:value-type="string">
            <text:p>1.0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[.B85]+[.C85]" office:value-type="float" office:value="1050" calcext:value-type="float">
            <text:p>1050</text:p>
          </table:table-cell>
          <table:table-cell table:style-name="ce6" table:formula="of:=IF([.D85]&gt;=1000000; TEXT([.D85]/1000000; &quot;0.0#&quot;)&amp;&quot; M&quot;; IF([.D85]&gt;=1000; TEXT([.D85]/1000; &quot;0.0#&quot;)&amp;&quot; k&quot;;  IF([.D85]&gt;=1; TEXT([.D85]; &quot;0.0#&quot;);IF([.D85]&gt;=0.001; TEXT([.D85]*1000; &quot;0.0#&quot;)&amp;&quot; m&quot;; IF([.D85]&gt;=0.000001; TEXT([.D85]*1000000; &quot;0.0#&quot;)&amp;&quot; µ&quot;;IF([.D85]&gt;=0.000000001; TEXT([.D85]*1000000000; &quot;0.0#&quot;)&amp;&quot; n&quot;; IF([.D85]&gt;=0.000000000001; TEXT([.D85]*1000000000000; &quot;0.0#&quot;)&amp;&quot; p&quot;;TEXT([.D85]; &quot;0.0#&quot;))))))))" office:value-type="string" office:string-value="1.05 k" calcext:value-type="string">
            <text:p>1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[.B86]+[.C86]" office:value-type="float" office:value="1070" calcext:value-type="float">
            <text:p>1070</text:p>
          </table:table-cell>
          <table:table-cell table:style-name="ce6" table:formula="of:=IF([.D86]&gt;=1000000; TEXT([.D86]/1000000; &quot;0.0#&quot;)&amp;&quot; M&quot;; IF([.D86]&gt;=1000; TEXT([.D86]/1000; &quot;0.0#&quot;)&amp;&quot; k&quot;;  IF([.D86]&gt;=1; TEXT([.D86]; &quot;0.0#&quot;);IF([.D86]&gt;=0.001; TEXT([.D86]*1000; &quot;0.0#&quot;)&amp;&quot; m&quot;; IF([.D86]&gt;=0.000001; TEXT([.D86]*1000000; &quot;0.0#&quot;)&amp;&quot; µ&quot;;IF([.D86]&gt;=0.000000001; TEXT([.D86]*1000000000; &quot;0.0#&quot;)&amp;&quot; n&quot;; IF([.D86]&gt;=0.000000000001; TEXT([.D86]*1000000000000; &quot;0.0#&quot;)&amp;&quot; p&quot;;TEXT([.D86]; &quot;0.0#&quot;))))))))" office:value-type="string" office:string-value="1.07 k" calcext:value-type="string">
            <text:p>1.0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7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B87]+[.C87]" office:value-type="float" office:value="1960" calcext:value-type="float">
            <text:p>1960</text:p>
          </table:table-cell>
          <table:table-cell table:style-name="ce6" table:formula="of:=IF([.D87]&gt;=1000000; TEXT([.D87]/1000000; &quot;0.0#&quot;)&amp;&quot; M&quot;; IF([.D87]&gt;=1000; TEXT([.D87]/1000; &quot;0.0#&quot;)&amp;&quot; k&quot;;  IF([.D87]&gt;=1; TEXT([.D87]; &quot;0.0#&quot;);IF([.D87]&gt;=0.001; TEXT([.D87]*1000; &quot;0.0#&quot;)&amp;&quot; m&quot;; IF([.D87]&gt;=0.000001; TEXT([.D87]*1000000; &quot;0.0#&quot;)&amp;&quot; µ&quot;;IF([.D87]&gt;=0.000000001; TEXT([.D87]*1000000000; &quot;0.0#&quot;)&amp;&quot; n&quot;; IF([.D87]&gt;=0.000000000001; TEXT([.D87]*1000000000000; &quot;0.0#&quot;)&amp;&quot; p&quot;;TEXT([.D87]; &quot;0.0#&quot;))))))))" office:value-type="string" office:string-value="1.96 k" calcext:value-type="string">
            <text:p>1.9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B88]+[.C88]" office:value-type="float" office:value="2000" calcext:value-type="float">
            <text:p>2000</text:p>
          </table:table-cell>
          <table:table-cell table:style-name="ce6" table:formula="of:=IF([.D88]&gt;=1000000; TEXT([.D88]/1000000; &quot;0.0#&quot;)&amp;&quot; M&quot;; IF([.D88]&gt;=1000; TEXT([.D88]/1000; &quot;0.0#&quot;)&amp;&quot; k&quot;;  IF([.D88]&gt;=1; TEXT([.D88]; &quot;0.0#&quot;);IF([.D88]&gt;=0.001; TEXT([.D88]*1000; &quot;0.0#&quot;)&amp;&quot; m&quot;; IF([.D88]&gt;=0.000001; TEXT([.D88]*1000000; &quot;0.0#&quot;)&amp;&quot; µ&quot;;IF([.D88]&gt;=0.000000001; TEXT([.D88]*1000000000; &quot;0.0#&quot;)&amp;&quot; n&quot;; IF([.D88]&gt;=0.000000000001; TEXT([.D88]*1000000000000; &quot;0.0#&quot;)&amp;&quot; p&quot;;TEXT([.D88]; &quot;0.0#&quot;))))))))" office:value-type="string" office:string-value="2.0 k" calcext:value-type="string">
            <text:p>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2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B89]+[.C89]" office:value-type="float" office:value="2050" calcext:value-type="float">
            <text:p>2050</text:p>
          </table:table-cell>
          <table:table-cell table:style-name="ce6" table:formula="of:=IF([.D89]&gt;=1000000; TEXT([.D89]/1000000; &quot;0.0#&quot;)&amp;&quot; M&quot;; IF([.D89]&gt;=1000; TEXT([.D89]/1000; &quot;0.0#&quot;)&amp;&quot; k&quot;;  IF([.D89]&gt;=1; TEXT([.D89]; &quot;0.0#&quot;);IF([.D89]&gt;=0.001; TEXT([.D89]*1000; &quot;0.0#&quot;)&amp;&quot; m&quot;; IF([.D89]&gt;=0.000001; TEXT([.D89]*1000000; &quot;0.0#&quot;)&amp;&quot; µ&quot;;IF([.D89]&gt;=0.000000001; TEXT([.D89]*1000000000; &quot;0.0#&quot;)&amp;&quot; n&quot;; IF([.D89]&gt;=0.000000000001; TEXT([.D89]*1000000000000; &quot;0.0#&quot;)&amp;&quot; p&quot;;TEXT([.D89]; &quot;0.0#&quot;))))))))" office:value-type="string" office:string-value="2.05 k" calcext:value-type="string">
            <text:p>2.0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6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[.B90]+[.C90]" office:value-type="float" office:value="2100" calcext:value-type="float">
            <text:p>2100</text:p>
          </table:table-cell>
          <table:table-cell table:style-name="ce6" table:formula="of:=IF([.D90]&gt;=1000000; TEXT([.D90]/1000000; &quot;0.0#&quot;)&amp;&quot; M&quot;; IF([.D90]&gt;=1000; TEXT([.D90]/1000; &quot;0.0#&quot;)&amp;&quot; k&quot;;  IF([.D90]&gt;=1; TEXT([.D90]; &quot;0.0#&quot;);IF([.D90]&gt;=0.001; TEXT([.D90]*1000; &quot;0.0#&quot;)&amp;&quot; m&quot;; IF([.D90]&gt;=0.000001; TEXT([.D90]*1000000; &quot;0.0#&quot;)&amp;&quot; µ&quot;;IF([.D90]&gt;=0.000000001; TEXT([.D90]*1000000000; &quot;0.0#&quot;)&amp;&quot; n&quot;; IF([.D90]&gt;=0.000000000001; TEXT([.D90]*1000000000000; &quot;0.0#&quot;)&amp;&quot; p&quot;;TEXT([.D90]; &quot;0.0#&quot;))))))))" office:value-type="string" office:string-value="2.1 k" calcext:value-type="string">
            <text:p>2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B91]+[.C91]" office:value-type="float" office:value="1210" calcext:value-type="float">
            <text:p>1210</text:p>
          </table:table-cell>
          <table:table-cell table:style-name="ce6" table:formula="of:=IF([.D91]&gt;=1000000; TEXT([.D91]/1000000; &quot;0.0#&quot;)&amp;&quot; M&quot;; IF([.D91]&gt;=1000; TEXT([.D91]/1000; &quot;0.0#&quot;)&amp;&quot; k&quot;;  IF([.D91]&gt;=1; TEXT([.D91]; &quot;0.0#&quot;);IF([.D91]&gt;=0.001; TEXT([.D91]*1000; &quot;0.0#&quot;)&amp;&quot; m&quot;; IF([.D91]&gt;=0.000001; TEXT([.D91]*1000000; &quot;0.0#&quot;)&amp;&quot; µ&quot;;IF([.D91]&gt;=0.000000001; TEXT([.D91]*1000000000; &quot;0.0#&quot;)&amp;&quot; n&quot;; IF([.D91]&gt;=0.000000000001; TEXT([.D91]*1000000000000; &quot;0.0#&quot;)&amp;&quot; p&quot;;TEXT([.D91]; &quot;0.0#&quot;))))))))" office:value-type="string" office:string-value="1.21 k" calcext:value-type="string">
            <text:p>1.2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2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B92]+[.C92]" office:value-type="float" office:value="1240" calcext:value-type="float">
            <text:p>1240</text:p>
          </table:table-cell>
          <table:table-cell table:style-name="ce6" table:formula="of:=IF([.D92]&gt;=1000000; TEXT([.D92]/1000000; &quot;0.0#&quot;)&amp;&quot; M&quot;; IF([.D92]&gt;=1000; TEXT([.D92]/1000; &quot;0.0#&quot;)&amp;&quot; k&quot;;  IF([.D92]&gt;=1; TEXT([.D92]; &quot;0.0#&quot;);IF([.D92]&gt;=0.001; TEXT([.D92]*1000; &quot;0.0#&quot;)&amp;&quot; m&quot;; IF([.D92]&gt;=0.000001; TEXT([.D92]*1000000; &quot;0.0#&quot;)&amp;&quot; µ&quot;;IF([.D92]&gt;=0.000000001; TEXT([.D92]*1000000000; &quot;0.0#&quot;)&amp;&quot; n&quot;; IF([.D92]&gt;=0.000000000001; TEXT([.D92]*1000000000000; &quot;0.0#&quot;)&amp;&quot; p&quot;;TEXT([.D92]; &quot;0.0#&quot;))))))))" office:value-type="string" office:string-value="1.24 k" calcext:value-type="string">
            <text:p>1.2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81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[.B93]+[.C93]" office:value-type="float" office:value="1270" calcext:value-type="float">
            <text:p>1270</text:p>
          </table:table-cell>
          <table:table-cell table:style-name="ce6" table:formula="of:=IF([.D93]&gt;=1000000; TEXT([.D93]/1000000; &quot;0.0#&quot;)&amp;&quot; M&quot;; IF([.D93]&gt;=1000; TEXT([.D93]/1000; &quot;0.0#&quot;)&amp;&quot; k&quot;;  IF([.D93]&gt;=1; TEXT([.D93]; &quot;0.0#&quot;);IF([.D93]&gt;=0.001; TEXT([.D93]*1000; &quot;0.0#&quot;)&amp;&quot; m&quot;; IF([.D93]&gt;=0.000001; TEXT([.D93]*1000000; &quot;0.0#&quot;)&amp;&quot; µ&quot;;IF([.D93]&gt;=0.000000001; TEXT([.D93]*1000000000; &quot;0.0#&quot;)&amp;&quot; n&quot;; IF([.D93]&gt;=0.000000000001; TEXT([.D93]*1000000000000; &quot;0.0#&quot;)&amp;&quot; p&quot;;TEXT([.D93]; &quot;0.0#&quot;))))))))" office:value-type="string" office:string-value="1.27 k" calcext:value-type="string">
            <text:p>1.2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[.B94]+[.C94]" office:value-type="float" office:value="1300" calcext:value-type="float">
            <text:p>1300</text:p>
          </table:table-cell>
          <table:table-cell table:style-name="ce6" table:formula="of:=IF([.D94]&gt;=1000000; TEXT([.D94]/1000000; &quot;0.0#&quot;)&amp;&quot; M&quot;; IF([.D94]&gt;=1000; TEXT([.D94]/1000; &quot;0.0#&quot;)&amp;&quot; k&quot;;  IF([.D94]&gt;=1; TEXT([.D94]; &quot;0.0#&quot;);IF([.D94]&gt;=0.001; TEXT([.D94]*1000; &quot;0.0#&quot;)&amp;&quot; m&quot;; IF([.D94]&gt;=0.000001; TEXT([.D94]*1000000; &quot;0.0#&quot;)&amp;&quot; µ&quot;;IF([.D94]&gt;=0.000000001; TEXT([.D94]*1000000000; &quot;0.0#&quot;)&amp;&quot; n&quot;; IF([.D94]&gt;=0.000000000001; TEXT([.D94]*1000000000000; &quot;0.0#&quot;)&amp;&quot; p&quot;;TEXT([.D94]; &quot;0.0#&quot;))))))))" office:value-type="string" office:string-value="1.3 k" calcext:value-type="string">
            <text:p>1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95]+[.C95]" office:value-type="float" office:value="11" calcext:value-type="float">
            <text:p>11</text:p>
          </table:table-cell>
          <table:table-cell table:style-name="ce6" table:formula="of:=IF([.D95]&gt;=1000000; TEXT([.D95]/1000000; &quot;0.0#&quot;)&amp;&quot; M&quot;; IF([.D95]&gt;=1000; TEXT([.D95]/1000; &quot;0.0#&quot;)&amp;&quot; k&quot;;  IF([.D95]&gt;=1; TEXT([.D95]; &quot;0.0#&quot;);IF([.D95]&gt;=0.001; TEXT([.D95]*1000; &quot;0.0#&quot;)&amp;&quot; m&quot;; IF([.D95]&gt;=0.000001; TEXT([.D95]*1000000; &quot;0.0#&quot;)&amp;&quot; µ&quot;;IF([.D95]&gt;=0.000000001; TEXT([.D95]*1000000000; &quot;0.0#&quot;)&amp;&quot; n&quot;; IF([.D95]&gt;=0.000000000001; TEXT([.D95]*1000000000000; &quot;0.0#&quot;)&amp;&quot; p&quot;;TEXT([.D95]; &quot;0.0#&quot;))))))))" office:value-type="string" office:string-value="11.0" calcext:value-type="string">
            <text:p>1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B96]+[.C96]" office:value-type="float" office:value="11.3" calcext:value-type="float">
            <text:p>11.3</text:p>
          </table:table-cell>
          <table:table-cell table:style-name="ce6" table:formula="of:=IF([.D96]&gt;=1000000; TEXT([.D96]/1000000; &quot;0.0#&quot;)&amp;&quot; M&quot;; IF([.D96]&gt;=1000; TEXT([.D96]/1000; &quot;0.0#&quot;)&amp;&quot; k&quot;;  IF([.D96]&gt;=1; TEXT([.D96]; &quot;0.0#&quot;);IF([.D96]&gt;=0.001; TEXT([.D96]*1000; &quot;0.0#&quot;)&amp;&quot; m&quot;; IF([.D96]&gt;=0.000001; TEXT([.D96]*1000000; &quot;0.0#&quot;)&amp;&quot; µ&quot;;IF([.D96]&gt;=0.000000001; TEXT([.D96]*1000000000; &quot;0.0#&quot;)&amp;&quot; n&quot;; IF([.D96]&gt;=0.000000000001; TEXT([.D96]*1000000000000; &quot;0.0#&quot;)&amp;&quot; p&quot;;TEXT([.D96]; &quot;0.0#&quot;))))))))" office:value-type="string" office:string-value="11.3" calcext:value-type="string">
            <text:p>11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[.B97]+[.C97]" office:value-type="float" office:value="11.5" calcext:value-type="float">
            <text:p>11.5</text:p>
          </table:table-cell>
          <table:table-cell table:style-name="ce6" table:formula="of:=IF([.D97]&gt;=1000000; TEXT([.D97]/1000000; &quot;0.0#&quot;)&amp;&quot; M&quot;; IF([.D97]&gt;=1000; TEXT([.D97]/1000; &quot;0.0#&quot;)&amp;&quot; k&quot;;  IF([.D97]&gt;=1; TEXT([.D97]; &quot;0.0#&quot;);IF([.D97]&gt;=0.001; TEXT([.D97]*1000; &quot;0.0#&quot;)&amp;&quot; m&quot;; IF([.D97]&gt;=0.000001; TEXT([.D97]*1000000; &quot;0.0#&quot;)&amp;&quot; µ&quot;;IF([.D97]&gt;=0.000000001; TEXT([.D97]*1000000000; &quot;0.0#&quot;)&amp;&quot; n&quot;; IF([.D97]&gt;=0.000000000001; TEXT([.D97]*1000000000000; &quot;0.0#&quot;)&amp;&quot; p&quot;;TEXT([.D97]; &quot;0.0#&quot;))))))))" office:value-type="string" office:string-value="11.5" calcext:value-type="string">
            <text:p>1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1.8" calcext:value-type="float">
            <text:p>11.8</text:p>
          </table:table-cell>
          <table:table-cell/>
          <table:table-cell table:formula="of:=[.B98]+[.C98]" office:value-type="float" office:value="11.8" calcext:value-type="float">
            <text:p>11.8</text:p>
          </table:table-cell>
          <table:table-cell table:style-name="ce6" table:formula="of:=IF([.D98]&gt;=1000000; TEXT([.D98]/1000000; &quot;0.0#&quot;)&amp;&quot; M&quot;; IF([.D98]&gt;=1000; TEXT([.D98]/1000; &quot;0.0#&quot;)&amp;&quot; k&quot;;  IF([.D98]&gt;=1; TEXT([.D98]; &quot;0.0#&quot;);IF([.D98]&gt;=0.001; TEXT([.D98]*1000; &quot;0.0#&quot;)&amp;&quot; m&quot;; IF([.D98]&gt;=0.000001; TEXT([.D98]*1000000; &quot;0.0#&quot;)&amp;&quot; µ&quot;;IF([.D98]&gt;=0.000000001; TEXT([.D98]*1000000000; &quot;0.0#&quot;)&amp;&quot; n&quot;; IF([.D98]&gt;=0.000000000001; TEXT([.D98]*1000000000000; &quot;0.0#&quot;)&amp;&quot; p&quot;;TEXT([.D98]; &quot;0.0#&quot;))))))))" office:value-type="string" office:string-value="11.8" calcext:value-type="string">
            <text:p>1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B99]+[.C99]" office:value-type="float" office:value="12000" calcext:value-type="float">
            <text:p>12000</text:p>
          </table:table-cell>
          <table:table-cell table:style-name="ce6" table:formula="of:=IF([.D99]&gt;=1000000; TEXT([.D99]/1000000; &quot;0.0#&quot;)&amp;&quot; M&quot;; IF([.D99]&gt;=1000; TEXT([.D99]/1000; &quot;0.0#&quot;)&amp;&quot; k&quot;;  IF([.D99]&gt;=1; TEXT([.D99]; &quot;0.0#&quot;);IF([.D99]&gt;=0.001; TEXT([.D99]*1000; &quot;0.0#&quot;)&amp;&quot; m&quot;; IF([.D99]&gt;=0.000001; TEXT([.D99]*1000000; &quot;0.0#&quot;)&amp;&quot; µ&quot;;IF([.D99]&gt;=0.000000001; TEXT([.D99]*1000000000; &quot;0.0#&quot;)&amp;&quot; n&quot;; IF([.D99]&gt;=0.000000000001; TEXT([.D99]*1000000000000; &quot;0.0#&quot;)&amp;&quot; p&quot;;TEXT([.D99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400" calcext:value-type="float">
            <text:p>12400</text:p>
          </table:table-cell>
          <table:table-cell/>
          <table:table-cell table:formula="of:=[.B100]+[.C100]" office:value-type="float" office:value="12400" calcext:value-type="float">
            <text:p>12400</text:p>
          </table:table-cell>
          <table:table-cell table:style-name="ce6" table:formula="of:=IF([.D100]&gt;=1000000; TEXT([.D100]/1000000; &quot;0.0#&quot;)&amp;&quot; M&quot;; IF([.D100]&gt;=1000; TEXT([.D100]/1000; &quot;0.0#&quot;)&amp;&quot; k&quot;;  IF([.D100]&gt;=1; TEXT([.D100]; &quot;0.0#&quot;);IF([.D100]&gt;=0.001; TEXT([.D100]*1000; &quot;0.0#&quot;)&amp;&quot; m&quot;; IF([.D100]&gt;=0.000001; TEXT([.D100]*1000000; &quot;0.0#&quot;)&amp;&quot; µ&quot;;IF([.D100]&gt;=0.000000001; TEXT([.D100]*1000000000; &quot;0.0#&quot;)&amp;&quot; n&quot;; IF([.D100]&gt;=0.000000000001; TEXT([.D100]*1000000000000; &quot;0.0#&quot;)&amp;&quot; p&quot;;TEXT([.D100]; &quot;0.0#&quot;))))))))" office:value-type="string" office:string-value="12.4 k" calcext:value-type="string">
            <text:p>12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700" calcext:value-type="float">
            <text:p>12700</text:p>
          </table:table-cell>
          <table:table-cell/>
          <table:table-cell table:formula="of:=[.B101]+[.C101]" office:value-type="float" office:value="12700" calcext:value-type="float">
            <text:p>12700</text:p>
          </table:table-cell>
          <table:table-cell table:style-name="ce6" table:formula="of:=IF([.D101]&gt;=1000000; TEXT([.D101]/1000000; &quot;0.0#&quot;)&amp;&quot; M&quot;; IF([.D101]&gt;=1000; TEXT([.D101]/1000; &quot;0.0#&quot;)&amp;&quot; k&quot;;  IF([.D101]&gt;=1; TEXT([.D101]; &quot;0.0#&quot;);IF([.D101]&gt;=0.001; TEXT([.D101]*1000; &quot;0.0#&quot;)&amp;&quot; m&quot;; IF([.D101]&gt;=0.000001; TEXT([.D101]*1000000; &quot;0.0#&quot;)&amp;&quot; µ&quot;;IF([.D101]&gt;=0.000000001; TEXT([.D101]*1000000000; &quot;0.0#&quot;)&amp;&quot; n&quot;; IF([.D101]&gt;=0.000000000001; TEXT([.D101]*1000000000000; &quot;0.0#&quot;)&amp;&quot; p&quot;;TEXT([.D101]; &quot;0.0#&quot;))))))))" office:value-type="string" office:string-value="12.7 k" calcext:value-type="string">
            <text:p>1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B102]+[.C102]" office:value-type="float" office:value="13000" calcext:value-type="float">
            <text:p>13000</text:p>
          </table:table-cell>
          <table:table-cell table:style-name="ce6" table:formula="of:=IF([.D102]&gt;=1000000; TEXT([.D102]/1000000; &quot;0.0#&quot;)&amp;&quot; M&quot;; IF([.D102]&gt;=1000; TEXT([.D102]/1000; &quot;0.0#&quot;)&amp;&quot; k&quot;;  IF([.D102]&gt;=1; TEXT([.D102]; &quot;0.0#&quot;);IF([.D102]&gt;=0.001; TEXT([.D102]*1000; &quot;0.0#&quot;)&amp;&quot; m&quot;; IF([.D102]&gt;=0.000001; TEXT([.D102]*1000000; &quot;0.0#&quot;)&amp;&quot; µ&quot;;IF([.D102]&gt;=0.000000001; TEXT([.D102]*1000000000; &quot;0.0#&quot;)&amp;&quot; n&quot;; IF([.D102]&gt;=0.000000000001; TEXT([.D102]*1000000000000; &quot;0.0#&quot;)&amp;&quot; p&quot;;TEXT([.D102]; &quot;0.0#&quot;))))))))" office:value-type="string" office:string-value="13.0 k" calcext:value-type="string">
            <text:p>1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Ferrite?</text:p>
          </table:table-cell>
          <table:table-cell/>
          <table:table-cell table:formula="of:=[.B103]+[.C103]" office:value-type="string" office:string-value="" calcext:value-type="error">
            <text:p>#VALUE!</text:p>
          </table:table-cell>
          <table:table-cell table:style-name="ce6" table:formula="of:=IF([.D103]&gt;=1000000; TEXT([.D103]/1000000; &quot;0.0#&quot;)&amp;&quot; M&quot;; IF([.D103]&gt;=1000; TEXT([.D103]/1000; &quot;0.0#&quot;)&amp;&quot; k&quot;;  IF([.D103]&gt;=1; TEXT([.D103]; &quot;0.0#&quot;);IF([.D103]&gt;=0.001; TEXT([.D103]*1000; &quot;0.0#&quot;)&amp;&quot; m&quot;; IF([.D103]&gt;=0.000001; TEXT([.D103]*1000000; &quot;0.0#&quot;)&amp;&quot; µ&quot;;IF([.D103]&gt;=0.000000001; TEXT([.D103]*1000000000; &quot;0.0#&quot;)&amp;&quot; n&quot;; IF([.D103]&gt;=0.000000000001; TEXT([.D103]*1000000000000; &quot;0.0#&quot;)&amp;&quot; p&quot;;TEXT([.D103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errite Part Number 2967666681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0" calcext:value-type="float">
            <text:p>287000</text:p>
          </table:table-cell>
          <table:table-cell/>
          <table:table-cell table:formula="of:=[.B104]+[.C104]" office:value-type="float" office:value="287000" calcext:value-type="float">
            <text:p>287000</text:p>
          </table:table-cell>
          <table:table-cell table:style-name="ce6" table:formula="of:=IF([.D104]&gt;=1000000; TEXT([.D104]/1000000; &quot;0.0#&quot;)&amp;&quot; M&quot;; IF([.D104]&gt;=1000; TEXT([.D104]/1000; &quot;0.0#&quot;)&amp;&quot; k&quot;;  IF([.D104]&gt;=1; TEXT([.D104]; &quot;0.0#&quot;);IF([.D104]&gt;=0.001; TEXT([.D104]*1000; &quot;0.0#&quot;)&amp;&quot; m&quot;; IF([.D104]&gt;=0.000001; TEXT([.D104]*1000000; &quot;0.0#&quot;)&amp;&quot; µ&quot;;IF([.D104]&gt;=0.000000001; TEXT([.D104]*1000000000; &quot;0.0#&quot;)&amp;&quot; n&quot;; IF([.D104]&gt;=0.000000000001; TEXT([.D104]*1000000000000; &quot;0.0#&quot;)&amp;&quot; p&quot;;TEXT([.D104]; &quot;0.0#&quot;))))))))" office:value-type="string" office:string-value="287.0 k" calcext:value-type="string">
            <text:p>28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0" calcext:value-type="float">
            <text:p>294000</text:p>
          </table:table-cell>
          <table:table-cell/>
          <table:table-cell table:formula="of:=[.B105]+[.C105]" office:value-type="float" office:value="294000" calcext:value-type="float">
            <text:p>294000</text:p>
          </table:table-cell>
          <table:table-cell table:style-name="ce6" table:formula="of:=IF([.D105]&gt;=1000000; TEXT([.D105]/1000000; &quot;0.0#&quot;)&amp;&quot; M&quot;; IF([.D105]&gt;=1000; TEXT([.D105]/1000; &quot;0.0#&quot;)&amp;&quot; k&quot;;  IF([.D105]&gt;=1; TEXT([.D105]; &quot;0.0#&quot;);IF([.D105]&gt;=0.001; TEXT([.D105]*1000; &quot;0.0#&quot;)&amp;&quot; m&quot;; IF([.D105]&gt;=0.000001; TEXT([.D105]*1000000; &quot;0.0#&quot;)&amp;&quot; µ&quot;;IF([.D105]&gt;=0.000000001; TEXT([.D105]*1000000000; &quot;0.0#&quot;)&amp;&quot; n&quot;; IF([.D105]&gt;=0.000000000001; TEXT([.D105]*1000000000000; &quot;0.0#&quot;)&amp;&quot; p&quot;;TEXT([.D105]; &quot;0.0#&quot;))))))))" office:value-type="string" office:string-value="294.0 k" calcext:value-type="string">
            <text:p>29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90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0" calcext:value-type="float">
            <text:p>301000</text:p>
          </table:table-cell>
          <table:table-cell/>
          <table:table-cell table:formula="of:=[.B106]+[.C106]" office:value-type="float" office:value="301000" calcext:value-type="float">
            <text:p>301000</text:p>
          </table:table-cell>
          <table:table-cell table:style-name="ce6" table:formula="of:=IF([.D106]&gt;=1000000; TEXT([.D106]/1000000; &quot;0.0#&quot;)&amp;&quot; M&quot;; IF([.D106]&gt;=1000; TEXT([.D106]/1000; &quot;0.0#&quot;)&amp;&quot; k&quot;;  IF([.D106]&gt;=1; TEXT([.D106]; &quot;0.0#&quot;);IF([.D106]&gt;=0.001; TEXT([.D106]*1000; &quot;0.0#&quot;)&amp;&quot; m&quot;; IF([.D106]&gt;=0.000001; TEXT([.D106]*1000000; &quot;0.0#&quot;)&amp;&quot; µ&quot;;IF([.D106]&gt;=0.000000001; TEXT([.D106]*1000000000; &quot;0.0#&quot;)&amp;&quot; n&quot;; IF([.D106]&gt;=0.000000000001; TEXT([.D106]*1000000000000; &quot;0.0#&quot;)&amp;&quot; p&quot;;TEXT([.D106]; &quot;0.0#&quot;))))))))" office:value-type="string" office:string-value="301.0 k" calcext:value-type="string">
            <text:p>30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11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0" calcext:value-type="float">
            <text:p>309000</text:p>
          </table:table-cell>
          <table:table-cell/>
          <table:table-cell table:formula="of:=[.B107]+[.C107]" office:value-type="float" office:value="309000" calcext:value-type="float">
            <text:p>309000</text:p>
          </table:table-cell>
          <table:table-cell table:style-name="ce6" table:formula="of:=IF([.D107]&gt;=1000000; TEXT([.D107]/1000000; &quot;0.0#&quot;)&amp;&quot; M&quot;; IF([.D107]&gt;=1000; TEXT([.D107]/1000; &quot;0.0#&quot;)&amp;&quot; k&quot;;  IF([.D107]&gt;=1; TEXT([.D107]; &quot;0.0#&quot;);IF([.D107]&gt;=0.001; TEXT([.D107]*1000; &quot;0.0#&quot;)&amp;&quot; m&quot;; IF([.D107]&gt;=0.000001; TEXT([.D107]*1000000; &quot;0.0#&quot;)&amp;&quot; µ&quot;;IF([.D107]&gt;=0.000000001; TEXT([.D107]*1000000000; &quot;0.0#&quot;)&amp;&quot; n&quot;; IF([.D107]&gt;=0.000000000001; TEXT([.D107]*1000000000000; &quot;0.0#&quot;)&amp;&quot; p&quot;;TEXT([.D107]; &quot;0.0#&quot;))))))))" office:value-type="string" office:string-value="309.0 k" calcext:value-type="string">
            <text:p>30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.7" calcext:value-type="float">
            <text:p>28.7</text:p>
          </table:table-cell>
          <table:table-cell/>
          <table:table-cell table:formula="of:=[.B108]+[.C108]" office:value-type="float" office:value="28.7" calcext:value-type="float">
            <text:p>28.7</text:p>
          </table:table-cell>
          <table:table-cell table:style-name="ce6" table:formula="of:=IF([.D108]&gt;=1000000; TEXT([.D108]/1000000; &quot;0.0#&quot;)&amp;&quot; M&quot;; IF([.D108]&gt;=1000; TEXT([.D108]/1000; &quot;0.0#&quot;)&amp;&quot; k&quot;;  IF([.D108]&gt;=1; TEXT([.D108]; &quot;0.0#&quot;);IF([.D108]&gt;=0.001; TEXT([.D108]*1000; &quot;0.0#&quot;)&amp;&quot; m&quot;; IF([.D108]&gt;=0.000001; TEXT([.D108]*1000000; &quot;0.0#&quot;)&amp;&quot; µ&quot;;IF([.D108]&gt;=0.000000001; TEXT([.D108]*1000000000; &quot;0.0#&quot;)&amp;&quot; n&quot;; IF([.D108]&gt;=0.000000000001; TEXT([.D108]*1000000000000; &quot;0.0#&quot;)&amp;&quot; p&quot;;TEXT([.D108]; &quot;0.0#&quot;))))))))" office:value-type="string" office:string-value="28.7" calcext:value-type="string">
            <text:p>28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[.B109]+[.C109]" office:value-type="float" office:value="29.4" calcext:value-type="float">
            <text:p>29.4</text:p>
          </table:table-cell>
          <table:table-cell table:style-name="ce6" table:formula="of:=IF([.D109]&gt;=1000000; TEXT([.D109]/1000000; &quot;0.0#&quot;)&amp;&quot; M&quot;; IF([.D109]&gt;=1000; TEXT([.D109]/1000; &quot;0.0#&quot;)&amp;&quot; k&quot;;  IF([.D109]&gt;=1; TEXT([.D109]; &quot;0.0#&quot;);IF([.D109]&gt;=0.001; TEXT([.D109]*1000; &quot;0.0#&quot;)&amp;&quot; m&quot;; IF([.D109]&gt;=0.000001; TEXT([.D109]*1000000; &quot;0.0#&quot;)&amp;&quot; µ&quot;;IF([.D109]&gt;=0.000000001; TEXT([.D109]*1000000000; &quot;0.0#&quot;)&amp;&quot; n&quot;; IF([.D109]&gt;=0.000000000001; TEXT([.D109]*1000000000000; &quot;0.0#&quot;)&amp;&quot; p&quot;;TEXT([.D109]; &quot;0.0#&quot;))))))))" office:value-type="string" office:string-value="29.4" calcext:value-type="string">
            <text:p>29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1" calcext:value-type="float">
            <text:p>30.1</text:p>
          </table:table-cell>
          <table:table-cell/>
          <table:table-cell table:formula="of:=[.B110]+[.C110]" office:value-type="float" office:value="30.1" calcext:value-type="float">
            <text:p>30.1</text:p>
          </table:table-cell>
          <table:table-cell table:style-name="ce6" table:formula="of:=IF([.D110]&gt;=1000000; TEXT([.D110]/1000000; &quot;0.0#&quot;)&amp;&quot; M&quot;; IF([.D110]&gt;=1000; TEXT([.D110]/1000; &quot;0.0#&quot;)&amp;&quot; k&quot;;  IF([.D110]&gt;=1; TEXT([.D110]; &quot;0.0#&quot;);IF([.D110]&gt;=0.001; TEXT([.D110]*1000; &quot;0.0#&quot;)&amp;&quot; m&quot;; IF([.D110]&gt;=0.000001; TEXT([.D110]*1000000; &quot;0.0#&quot;)&amp;&quot; µ&quot;;IF([.D110]&gt;=0.000000001; TEXT([.D110]*1000000000; &quot;0.0#&quot;)&amp;&quot; n&quot;; IF([.D110]&gt;=0.000000000001; TEXT([.D110]*1000000000000; &quot;0.0#&quot;)&amp;&quot; p&quot;;TEXT([.D110]; &quot;0.0#&quot;))))))))" office:value-type="string" office:string-value="30.1" calcext:value-type="string">
            <text:p>30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.9" calcext:value-type="float">
            <text:p>30.9</text:p>
          </table:table-cell>
          <table:table-cell/>
          <table:table-cell table:formula="of:=[.B111]+[.C111]" office:value-type="float" office:value="30.9" calcext:value-type="float">
            <text:p>30.9</text:p>
          </table:table-cell>
          <table:table-cell table:style-name="ce6" table:formula="of:=IF([.D111]&gt;=1000000; TEXT([.D111]/1000000; &quot;0.0#&quot;)&amp;&quot; M&quot;; IF([.D111]&gt;=1000; TEXT([.D111]/1000; &quot;0.0#&quot;)&amp;&quot; k&quot;;  IF([.D111]&gt;=1; TEXT([.D111]; &quot;0.0#&quot;);IF([.D111]&gt;=0.001; TEXT([.D111]*1000; &quot;0.0#&quot;)&amp;&quot; m&quot;; IF([.D111]&gt;=0.000001; TEXT([.D111]*1000000; &quot;0.0#&quot;)&amp;&quot; µ&quot;;IF([.D111]&gt;=0.000000001; TEXT([.D111]*1000000000; &quot;0.0#&quot;)&amp;&quot; n&quot;; IF([.D111]&gt;=0.000000000001; TEXT([.D111]*1000000000000; &quot;0.0#&quot;)&amp;&quot; p&quot;;TEXT([.D111]; &quot;0.0#&quot;))))))))" office:value-type="string" office:string-value="30.9" calcext:value-type="string">
            <text:p>30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[.B112]+[.C112]" office:value-type="float" office:value="21.5" calcext:value-type="float">
            <text:p>21.5</text:p>
          </table:table-cell>
          <table:table-cell table:style-name="ce6" table:formula="of:=IF([.D112]&gt;=1000000; TEXT([.D112]/1000000; &quot;0.0#&quot;)&amp;&quot; M&quot;; IF([.D112]&gt;=1000; TEXT([.D112]/1000; &quot;0.0#&quot;)&amp;&quot; k&quot;;  IF([.D112]&gt;=1; TEXT([.D112]; &quot;0.0#&quot;);IF([.D112]&gt;=0.001; TEXT([.D112]*1000; &quot;0.0#&quot;)&amp;&quot; m&quot;; IF([.D112]&gt;=0.000001; TEXT([.D112]*1000000; &quot;0.0#&quot;)&amp;&quot; µ&quot;;IF([.D112]&gt;=0.000000001; TEXT([.D112]*1000000000; &quot;0.0#&quot;)&amp;&quot; n&quot;; IF([.D112]&gt;=0.000000000001; TEXT([.D112]*1000000000000; &quot;0.0#&quot;)&amp;&quot; p&quot;;TEXT([.D112]; &quot;0.0#&quot;))))))))" office:value-type="string" office:string-value="21.5" calcext:value-type="string">
            <text:p>2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[.B113]+[.C113]" office:value-type="float" office:value="22.1" calcext:value-type="float">
            <text:p>22.1</text:p>
          </table:table-cell>
          <table:table-cell table:style-name="ce6" table:formula="of:=IF([.D113]&gt;=1000000; TEXT([.D113]/1000000; &quot;0.0#&quot;)&amp;&quot; M&quot;; IF([.D113]&gt;=1000; TEXT([.D113]/1000; &quot;0.0#&quot;)&amp;&quot; k&quot;;  IF([.D113]&gt;=1; TEXT([.D113]; &quot;0.0#&quot;);IF([.D113]&gt;=0.001; TEXT([.D113]*1000; &quot;0.0#&quot;)&amp;&quot; m&quot;; IF([.D113]&gt;=0.000001; TEXT([.D113]*1000000; &quot;0.0#&quot;)&amp;&quot; µ&quot;;IF([.D113]&gt;=0.000000001; TEXT([.D113]*1000000000; &quot;0.0#&quot;)&amp;&quot; n&quot;; IF([.D113]&gt;=0.000000000001; TEXT([.D113]*1000000000000; &quot;0.0#&quot;)&amp;&quot; p&quot;;TEXT([.D113]; &quot;0.0#&quot;))))))))" office:value-type="string" office:string-value="22.1" calcext:value-type="string">
            <text:p>22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0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B114]+[.C114]" office:value-type="float" office:value="22.6" calcext:value-type="float">
            <text:p>22.6</text:p>
          </table:table-cell>
          <table:table-cell table:style-name="ce6" table:formula="of:=IF([.D114]&gt;=1000000; TEXT([.D114]/1000000; &quot;0.0#&quot;)&amp;&quot; M&quot;; IF([.D114]&gt;=1000; TEXT([.D114]/1000; &quot;0.0#&quot;)&amp;&quot; k&quot;;  IF([.D114]&gt;=1; TEXT([.D114]; &quot;0.0#&quot;);IF([.D114]&gt;=0.001; TEXT([.D114]*1000; &quot;0.0#&quot;)&amp;&quot; m&quot;; IF([.D114]&gt;=0.000001; TEXT([.D114]*1000000; &quot;0.0#&quot;)&amp;&quot; µ&quot;;IF([.D114]&gt;=0.000000001; TEXT([.D114]*1000000000; &quot;0.0#&quot;)&amp;&quot; n&quot;; IF([.D114]&gt;=0.000000000001; TEXT([.D114]*1000000000000; &quot;0.0#&quot;)&amp;&quot; p&quot;;TEXT([.D114]; &quot;0.0#&quot;))))))))" office:value-type="string" office:string-value="22.6" calcext:value-type="string">
            <text:p>22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B115]+[.C115]" office:value-type="float" office:value="23.2" calcext:value-type="float">
            <text:p>23.2</text:p>
          </table:table-cell>
          <table:table-cell table:style-name="ce6" table:formula="of:=IF([.D115]&gt;=1000000; TEXT([.D115]/1000000; &quot;0.0#&quot;)&amp;&quot; M&quot;; IF([.D115]&gt;=1000; TEXT([.D115]/1000; &quot;0.0#&quot;)&amp;&quot; k&quot;;  IF([.D115]&gt;=1; TEXT([.D115]; &quot;0.0#&quot;);IF([.D115]&gt;=0.001; TEXT([.D115]*1000; &quot;0.0#&quot;)&amp;&quot; m&quot;; IF([.D115]&gt;=0.000001; TEXT([.D115]*1000000; &quot;0.0#&quot;)&amp;&quot; µ&quot;;IF([.D115]&gt;=0.000000001; TEXT([.D115]*1000000000; &quot;0.0#&quot;)&amp;&quot; n&quot;; IF([.D115]&gt;=0.000000000001; TEXT([.D115]*1000000000000; &quot;0.0#&quot;)&amp;&quot; p&quot;;TEXT([.D115]; &quot;0.0#&quot;))))))))" office:value-type="string" office:string-value="23.2" calcext:value-type="string">
            <text:p>23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empty</text:p>
          </table:table-cell>
          <table:table-cell/>
          <table:table-cell table:formula="of:=[.B116]+[.C116]" office:value-type="string" office:string-value="" calcext:value-type="error">
            <text:p>#VALUE!</text:p>
          </table:table-cell>
          <table:table-cell table:style-name="ce6" table:formula="of:=IF([.D116]&gt;=1000000; TEXT([.D116]/1000000; &quot;0.0#&quot;)&amp;&quot; M&quot;; IF([.D116]&gt;=1000; TEXT([.D116]/1000; &quot;0.0#&quot;)&amp;&quot; k&quot;;  IF([.D116]&gt;=1; TEXT([.D116]; &quot;0.0#&quot;);IF([.D116]&gt;=0.001; TEXT([.D116]*1000; &quot;0.0#&quot;)&amp;&quot; m&quot;; IF([.D116]&gt;=0.000001; TEXT([.D116]*1000000; &quot;0.0#&quot;)&amp;&quot; µ&quot;;IF([.D116]&gt;=0.000000001; TEXT([.D116]*1000000000; &quot;0.0#&quot;)&amp;&quot; n&quot;; IF([.D116]&gt;=0.000000000001; TEXT([.D116]*1000000000000; &quot;0.0#&quot;)&amp;&quot; p&quot;;TEXT([.D116]; &quot;0.0#&quot;))))))))" office:value-type="string" office:string-value="" calcext:value-type="error">
            <text:p>#VALUE!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B117]+[.C117]" office:value-type="float" office:value="1000000" calcext:value-type="float">
            <text:p>1000000</text:p>
          </table:table-cell>
          <table:table-cell table:style-name="ce6" table:formula="of:=IF([.D117]&gt;=1000000; TEXT([.D117]/1000000; &quot;0.0#&quot;)&amp;&quot; M&quot;; IF([.D117]&gt;=1000; TEXT([.D117]/1000; &quot;0.0#&quot;)&amp;&quot; k&quot;;  IF([.D117]&gt;=1; TEXT([.D117]; &quot;0.0#&quot;);IF([.D117]&gt;=0.001; TEXT([.D117]*1000; &quot;0.0#&quot;)&amp;&quot; m&quot;; IF([.D117]&gt;=0.000001; TEXT([.D117]*1000000; &quot;0.0#&quot;)&amp;&quot; µ&quot;;IF([.D117]&gt;=0.000000001; TEXT([.D117]*1000000000; &quot;0.0#&quot;)&amp;&quot; n&quot;; IF([.D117]&gt;=0.000000000001; TEXT([.D117]*1000000000000; &quot;0.0#&quot;)&amp;&quot; p&quot;;TEXT([.D117]; &quot;0.0#&quot;))))))))" office:value-type="string" office:string-value="1.0 M" calcext:value-type="string">
            <text:p>1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2</text:p>
          </table:table-cell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00" calcext:value-type="float">
            <text:p>4700000</text:p>
          </table:table-cell>
          <table:table-cell/>
          <table:table-cell table:formula="of:=[.B118]+[.C118]" office:value-type="float" office:value="4700000" calcext:value-type="float">
            <text:p>4700000</text:p>
          </table:table-cell>
          <table:table-cell table:style-name="ce6" table:formula="of:=IF([.D118]&gt;=1000000; TEXT([.D118]/1000000; &quot;0.0#&quot;)&amp;&quot; M&quot;; IF([.D118]&gt;=1000; TEXT([.D118]/1000; &quot;0.0#&quot;)&amp;&quot; k&quot;;  IF([.D118]&gt;=1; TEXT([.D118]; &quot;0.0#&quot;);IF([.D118]&gt;=0.001; TEXT([.D118]*1000; &quot;0.0#&quot;)&amp;&quot; m&quot;; IF([.D118]&gt;=0.000001; TEXT([.D118]*1000000; &quot;0.0#&quot;)&amp;&quot; µ&quot;;IF([.D118]&gt;=0.000000001; TEXT([.D118]*1000000000; &quot;0.0#&quot;)&amp;&quot; n&quot;; IF([.D118]&gt;=0.000000000001; TEXT([.D118]*1000000000000; &quot;0.0#&quot;)&amp;&quot; p&quot;;TEXT([.D118]; &quot;0.0#&quot;))))))))" office:value-type="string" office:string-value="4.7 M" calcext:value-type="string">
            <text:p>4.7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35</text:p>
          </table:table-cell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00" calcext:value-type="float">
            <text:p>10000000</text:p>
          </table:table-cell>
          <table:table-cell/>
          <table:table-cell table:formula="of:=[.B119]+[.C119]" office:value-type="float" office:value="10000000" calcext:value-type="float">
            <text:p>10000000</text:p>
          </table:table-cell>
          <table:table-cell table:style-name="ce6" table:formula="of:=IF([.D119]&gt;=1000000; TEXT([.D119]/1000000; &quot;0.0#&quot;)&amp;&quot; M&quot;; IF([.D119]&gt;=1000; TEXT([.D119]/1000; &quot;0.0#&quot;)&amp;&quot; k&quot;;  IF([.D119]&gt;=1; TEXT([.D119]; &quot;0.0#&quot;);IF([.D119]&gt;=0.001; TEXT([.D119]*1000; &quot;0.0#&quot;)&amp;&quot; m&quot;; IF([.D119]&gt;=0.000001; TEXT([.D119]*1000000; &quot;0.0#&quot;)&amp;&quot; µ&quot;;IF([.D119]&gt;=0.000000001; TEXT([.D119]*1000000000; &quot;0.0#&quot;)&amp;&quot; n&quot;; IF([.D119]&gt;=0.000000000001; TEXT([.D119]*1000000000000; &quot;0.0#&quot;)&amp;&quot; p&quot;;TEXT([.D119]; &quot;0.0#&quot;))))))))" office:value-type="string" office:string-value="10.0 M" calcext:value-type="string">
            <text:p>10.0 M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1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000" calcext:value-type="float">
            <text:p>215000</text:p>
          </table:table-cell>
          <table:table-cell/>
          <table:table-cell table:formula="of:=[.B120]+[.C120]" office:value-type="float" office:value="215000" calcext:value-type="float">
            <text:p>215000</text:p>
          </table:table-cell>
          <table:table-cell table:style-name="ce6" table:formula="of:=IF([.D120]&gt;=1000000; TEXT([.D120]/1000000; &quot;0.0#&quot;)&amp;&quot; M&quot;; IF([.D120]&gt;=1000; TEXT([.D120]/1000; &quot;0.0#&quot;)&amp;&quot; k&quot;;  IF([.D120]&gt;=1; TEXT([.D120]; &quot;0.0#&quot;);IF([.D120]&gt;=0.001; TEXT([.D120]*1000; &quot;0.0#&quot;)&amp;&quot; m&quot;; IF([.D120]&gt;=0.000001; TEXT([.D120]*1000000; &quot;0.0#&quot;)&amp;&quot; µ&quot;;IF([.D120]&gt;=0.000000001; TEXT([.D120]*1000000000; &quot;0.0#&quot;)&amp;&quot; n&quot;; IF([.D120]&gt;=0.000000000001; TEXT([.D120]*1000000000000; &quot;0.0#&quot;)&amp;&quot; p&quot;;TEXT([.D120]; &quot;0.0#&quot;))))))))" office:value-type="string" office:string-value="215.0 k" calcext:value-type="string">
            <text:p>2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3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000" calcext:value-type="float">
            <text:p>221000</text:p>
          </table:table-cell>
          <table:table-cell/>
          <table:table-cell table:formula="of:=[.B121]+[.C121]" office:value-type="float" office:value="221000" calcext:value-type="float">
            <text:p>221000</text:p>
          </table:table-cell>
          <table:table-cell table:style-name="ce6" table:formula="of:=IF([.D121]&gt;=1000000; TEXT([.D121]/1000000; &quot;0.0#&quot;)&amp;&quot; M&quot;; IF([.D121]&gt;=1000; TEXT([.D121]/1000; &quot;0.0#&quot;)&amp;&quot; k&quot;;  IF([.D121]&gt;=1; TEXT([.D121]; &quot;0.0#&quot;);IF([.D121]&gt;=0.001; TEXT([.D121]*1000; &quot;0.0#&quot;)&amp;&quot; m&quot;; IF([.D121]&gt;=0.000001; TEXT([.D121]*1000000; &quot;0.0#&quot;)&amp;&quot; µ&quot;;IF([.D121]&gt;=0.000000001; TEXT([.D121]*1000000000; &quot;0.0#&quot;)&amp;&quot; n&quot;; IF([.D121]&gt;=0.000000000001; TEXT([.D121]*1000000000000; &quot;0.0#&quot;)&amp;&quot; p&quot;;TEXT([.D121]; &quot;0.0#&quot;))))))))" office:value-type="string" office:string-value="221.0 k" calcext:value-type="string">
            <text:p>22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000" calcext:value-type="float">
            <text:p>226000</text:p>
          </table:table-cell>
          <table:table-cell/>
          <table:table-cell table:formula="of:=[.B122]+[.C122]" office:value-type="float" office:value="226000" calcext:value-type="float">
            <text:p>226000</text:p>
          </table:table-cell>
          <table:table-cell table:style-name="ce6" table:formula="of:=IF([.D122]&gt;=1000000; TEXT([.D122]/1000000; &quot;0.0#&quot;)&amp;&quot; M&quot;; IF([.D122]&gt;=1000; TEXT([.D122]/1000; &quot;0.0#&quot;)&amp;&quot; k&quot;;  IF([.D122]&gt;=1; TEXT([.D122]; &quot;0.0#&quot;);IF([.D122]&gt;=0.001; TEXT([.D122]*1000; &quot;0.0#&quot;)&amp;&quot; m&quot;; IF([.D122]&gt;=0.000001; TEXT([.D122]*1000000; &quot;0.0#&quot;)&amp;&quot; µ&quot;;IF([.D122]&gt;=0.000000001; TEXT([.D122]*1000000000; &quot;0.0#&quot;)&amp;&quot; n&quot;; IF([.D122]&gt;=0.000000000001; TEXT([.D122]*1000000000000; &quot;0.0#&quot;)&amp;&quot; p&quot;;TEXT([.D122]; &quot;0.0#&quot;))))))))" office:value-type="string" office:string-value="226.0 k" calcext:value-type="string">
            <text:p>22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000" calcext:value-type="float">
            <text:p>232000</text:p>
          </table:table-cell>
          <table:table-cell/>
          <table:table-cell table:formula="of:=[.B123]+[.C123]" office:value-type="float" office:value="232000" calcext:value-type="float">
            <text:p>232000</text:p>
          </table:table-cell>
          <table:table-cell table:style-name="ce6" table:formula="of:=IF([.D123]&gt;=1000000; TEXT([.D123]/1000000; &quot;0.0#&quot;)&amp;&quot; M&quot;; IF([.D123]&gt;=1000; TEXT([.D123]/1000; &quot;0.0#&quot;)&amp;&quot; k&quot;;  IF([.D123]&gt;=1; TEXT([.D123]; &quot;0.0#&quot;);IF([.D123]&gt;=0.001; TEXT([.D123]*1000; &quot;0.0#&quot;)&amp;&quot; m&quot;; IF([.D123]&gt;=0.000001; TEXT([.D123]*1000000; &quot;0.0#&quot;)&amp;&quot; µ&quot;;IF([.D123]&gt;=0.000000001; TEXT([.D123]*1000000000; &quot;0.0#&quot;)&amp;&quot; n&quot;; IF([.D123]&gt;=0.000000000001; TEXT([.D123]*1000000000000; &quot;0.0#&quot;)&amp;&quot; p&quot;;TEXT([.D123]; &quot;0.0#&quot;))))))))" office:value-type="string" office:string-value="232.0 k" calcext:value-type="string">
            <text:p>23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1" calcext:value-type="float">
            <text:p>26.1</text:p>
          </table:table-cell>
          <table:table-cell/>
          <table:table-cell table:formula="of:=[.B124]+[.C124]" office:value-type="float" office:value="26.1" calcext:value-type="float">
            <text:p>26.1</text:p>
          </table:table-cell>
          <table:table-cell table:style-name="ce6" table:formula="of:=IF([.D124]&gt;=1000000; TEXT([.D124]/1000000; &quot;0.0#&quot;)&amp;&quot; M&quot;; IF([.D124]&gt;=1000; TEXT([.D124]/1000; &quot;0.0#&quot;)&amp;&quot; k&quot;;  IF([.D124]&gt;=1; TEXT([.D124]; &quot;0.0#&quot;);IF([.D124]&gt;=0.001; TEXT([.D124]*1000; &quot;0.0#&quot;)&amp;&quot; m&quot;; IF([.D124]&gt;=0.000001; TEXT([.D124]*1000000; &quot;0.0#&quot;)&amp;&quot; µ&quot;;IF([.D124]&gt;=0.000000001; TEXT([.D124]*1000000000; &quot;0.0#&quot;)&amp;&quot; n&quot;; IF([.D124]&gt;=0.000000000001; TEXT([.D124]*1000000000000; &quot;0.0#&quot;)&amp;&quot; p&quot;;TEXT([.D124]; &quot;0.0#&quot;))))))))" office:value-type="string" office:string-value="26.1" calcext:value-type="string">
            <text:p>26.1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.7" calcext:value-type="float">
            <text:p>26.7</text:p>
          </table:table-cell>
          <table:table-cell/>
          <table:table-cell table:formula="of:=[.B125]+[.C125]" office:value-type="float" office:value="26.7" calcext:value-type="float">
            <text:p>26.7</text:p>
          </table:table-cell>
          <table:table-cell table:style-name="ce6" table:formula="of:=IF([.D125]&gt;=1000000; TEXT([.D125]/1000000; &quot;0.0#&quot;)&amp;&quot; M&quot;; IF([.D125]&gt;=1000; TEXT([.D125]/1000; &quot;0.0#&quot;)&amp;&quot; k&quot;;  IF([.D125]&gt;=1; TEXT([.D125]; &quot;0.0#&quot;);IF([.D125]&gt;=0.001; TEXT([.D125]*1000; &quot;0.0#&quot;)&amp;&quot; m&quot;; IF([.D125]&gt;=0.000001; TEXT([.D125]*1000000; &quot;0.0#&quot;)&amp;&quot; µ&quot;;IF([.D125]&gt;=0.000000001; TEXT([.D125]*1000000000; &quot;0.0#&quot;)&amp;&quot; n&quot;; IF([.D125]&gt;=0.000000000001; TEXT([.D125]*1000000000000; &quot;0.0#&quot;)&amp;&quot; p&quot;;TEXT([.D125]; &quot;0.0#&quot;))))))))" office:value-type="string" office:string-value="26.7" calcext:value-type="string">
            <text:p>26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.4" calcext:value-type="float">
            <text:p>27.4</text:p>
          </table:table-cell>
          <table:table-cell/>
          <table:table-cell table:formula="of:=[.B126]+[.C126]" office:value-type="float" office:value="27.4" calcext:value-type="float">
            <text:p>27.4</text:p>
          </table:table-cell>
          <table:table-cell table:style-name="ce6" table:formula="of:=IF([.D126]&gt;=1000000; TEXT([.D126]/1000000; &quot;0.0#&quot;)&amp;&quot; M&quot;; IF([.D126]&gt;=1000; TEXT([.D126]/1000; &quot;0.0#&quot;)&amp;&quot; k&quot;;  IF([.D126]&gt;=1; TEXT([.D126]; &quot;0.0#&quot;);IF([.D126]&gt;=0.001; TEXT([.D126]*1000; &quot;0.0#&quot;)&amp;&quot; m&quot;; IF([.D126]&gt;=0.000001; TEXT([.D126]*1000000; &quot;0.0#&quot;)&amp;&quot; µ&quot;;IF([.D126]&gt;=0.000000001; TEXT([.D126]*1000000000; &quot;0.0#&quot;)&amp;&quot; n&quot;; IF([.D126]&gt;=0.000000000001; TEXT([.D126]*1000000000000; &quot;0.0#&quot;)&amp;&quot; p&quot;;TEXT([.D126]; &quot;0.0#&quot;))))))))" office:value-type="string" office:string-value="27.4" calcext:value-type="string">
            <text:p>27.4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27]+[.C127]" office:value-type="float" office:value="28" calcext:value-type="float">
            <text:p>28</text:p>
          </table:table-cell>
          <table:table-cell table:style-name="ce6" table:formula="of:=IF([.D127]&gt;=1000000; TEXT([.D127]/1000000; &quot;0.0#&quot;)&amp;&quot; M&quot;; IF([.D127]&gt;=1000; TEXT([.D127]/1000; &quot;0.0#&quot;)&amp;&quot; k&quot;;  IF([.D127]&gt;=1; TEXT([.D127]; &quot;0.0#&quot;);IF([.D127]&gt;=0.001; TEXT([.D127]*1000; &quot;0.0#&quot;)&amp;&quot; m&quot;; IF([.D127]&gt;=0.000001; TEXT([.D127]*1000000; &quot;0.0#&quot;)&amp;&quot; µ&quot;;IF([.D127]&gt;=0.000000001; TEXT([.D127]*1000000000; &quot;0.0#&quot;)&amp;&quot; n&quot;; IF([.D127]&gt;=0.000000000001; TEXT([.D127]*1000000000000; &quot;0.0#&quot;)&amp;&quot; p&quot;;TEXT([.D127]; &quot;0.0#&quot;))))))))" office:value-type="string" office:string-value="28.0" calcext:value-type="string">
            <text:p>2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[.B128]+[.C128]" office:value-type="float" office:value="2870" calcext:value-type="float">
            <text:p>2870</text:p>
          </table:table-cell>
          <table:table-cell table:style-name="ce6" table:formula="of:=IF([.D128]&gt;=1000000; TEXT([.D128]/1000000; &quot;0.0#&quot;)&amp;&quot; M&quot;; IF([.D128]&gt;=1000; TEXT([.D128]/1000; &quot;0.0#&quot;)&amp;&quot; k&quot;;  IF([.D128]&gt;=1; TEXT([.D128]; &quot;0.0#&quot;);IF([.D128]&gt;=0.001; TEXT([.D128]*1000; &quot;0.0#&quot;)&amp;&quot; m&quot;; IF([.D128]&gt;=0.000001; TEXT([.D128]*1000000; &quot;0.0#&quot;)&amp;&quot; µ&quot;;IF([.D128]&gt;=0.000000001; TEXT([.D128]*1000000000; &quot;0.0#&quot;)&amp;&quot; n&quot;; IF([.D128]&gt;=0.000000000001; TEXT([.D128]*1000000000000; &quot;0.0#&quot;)&amp;&quot; p&quot;;TEXT([.D128]; &quot;0.0#&quot;))))))))" office:value-type="string" office:string-value="2.87 k" calcext:value-type="string">
            <text:p>2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" calcext:value-type="float">
            <text:p>2940</text:p>
          </table:table-cell>
          <table:table-cell/>
          <table:table-cell table:formula="of:=[.B129]+[.C129]" office:value-type="float" office:value="2940" calcext:value-type="float">
            <text:p>2940</text:p>
          </table:table-cell>
          <table:table-cell table:style-name="ce6" table:formula="of:=IF([.D129]&gt;=1000000; TEXT([.D129]/1000000; &quot;0.0#&quot;)&amp;&quot; M&quot;; IF([.D129]&gt;=1000; TEXT([.D129]/1000; &quot;0.0#&quot;)&amp;&quot; k&quot;;  IF([.D129]&gt;=1; TEXT([.D129]; &quot;0.0#&quot;);IF([.D129]&gt;=0.001; TEXT([.D129]*1000; &quot;0.0#&quot;)&amp;&quot; m&quot;; IF([.D129]&gt;=0.000001; TEXT([.D129]*1000000; &quot;0.0#&quot;)&amp;&quot; µ&quot;;IF([.D129]&gt;=0.000000001; TEXT([.D129]*1000000000; &quot;0.0#&quot;)&amp;&quot; n&quot;; IF([.D129]&gt;=0.000000000001; TEXT([.D129]*1000000000000; &quot;0.0#&quot;)&amp;&quot; p&quot;;TEXT([.D129]; &quot;0.0#&quot;))))))))" office:value-type="string" office:string-value="2.94 k" calcext:value-type="string">
            <text:p>2.9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2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130]+[.C130]" office:value-type="float" office:value="3010" calcext:value-type="float">
            <text:p>3010</text:p>
          </table:table-cell>
          <table:table-cell table:style-name="ce6" table:formula="of:=IF([.D130]&gt;=1000000; TEXT([.D130]/1000000; &quot;0.0#&quot;)&amp;&quot; M&quot;; IF([.D130]&gt;=1000; TEXT([.D130]/1000; &quot;0.0#&quot;)&amp;&quot; k&quot;;  IF([.D130]&gt;=1; TEXT([.D130]; &quot;0.0#&quot;);IF([.D130]&gt;=0.001; TEXT([.D130]*1000; &quot;0.0#&quot;)&amp;&quot; m&quot;; IF([.D130]&gt;=0.000001; TEXT([.D130]*1000000; &quot;0.0#&quot;)&amp;&quot; µ&quot;;IF([.D130]&gt;=0.000000001; TEXT([.D130]*1000000000; &quot;0.0#&quot;)&amp;&quot; n&quot;; IF([.D130]&gt;=0.000000000001; TEXT([.D130]*1000000000000; &quot;0.0#&quot;)&amp;&quot; p&quot;;TEXT([.D130]; &quot;0.0#&quot;))))))))" office:value-type="string" office:string-value="3.01 k" calcext:value-type="string">
            <text:p>3.0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44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B131]+[.C131]" office:value-type="float" office:value="3090" calcext:value-type="float">
            <text:p>3090</text:p>
          </table:table-cell>
          <table:table-cell table:style-name="ce6" table:formula="of:=IF([.D131]&gt;=1000000; TEXT([.D131]/1000000; &quot;0.0#&quot;)&amp;&quot; M&quot;; IF([.D131]&gt;=1000; TEXT([.D131]/1000; &quot;0.0#&quot;)&amp;&quot; k&quot;;  IF([.D131]&gt;=1; TEXT([.D131]; &quot;0.0#&quot;);IF([.D131]&gt;=0.001; TEXT([.D131]*1000; &quot;0.0#&quot;)&amp;&quot; m&quot;; IF([.D131]&gt;=0.000001; TEXT([.D131]*1000000; &quot;0.0#&quot;)&amp;&quot; µ&quot;;IF([.D131]&gt;=0.000000001; TEXT([.D131]*1000000000; &quot;0.0#&quot;)&amp;&quot; n&quot;; IF([.D131]&gt;=0.000000000001; TEXT([.D131]*1000000000000; &quot;0.0#&quot;)&amp;&quot; p&quot;;TEXT([.D131]; &quot;0.0#&quot;))))))))" office:value-type="string" office:string-value="3.09 k" calcext:value-type="string">
            <text:p>3.0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00" calcext:value-type="float">
            <text:p>28700</text:p>
          </table:table-cell>
          <table:table-cell/>
          <table:table-cell table:formula="of:=[.B132]+[.C132]" office:value-type="float" office:value="28700" calcext:value-type="float">
            <text:p>28700</text:p>
          </table:table-cell>
          <table:table-cell table:style-name="ce6" table:formula="of:=IF([.D132]&gt;=1000000; TEXT([.D132]/1000000; &quot;0.0#&quot;)&amp;&quot; M&quot;; IF([.D132]&gt;=1000; TEXT([.D132]/1000; &quot;0.0#&quot;)&amp;&quot; k&quot;;  IF([.D132]&gt;=1; TEXT([.D132]; &quot;0.0#&quot;);IF([.D132]&gt;=0.001; TEXT([.D132]*1000; &quot;0.0#&quot;)&amp;&quot; m&quot;; IF([.D132]&gt;=0.000001; TEXT([.D132]*1000000; &quot;0.0#&quot;)&amp;&quot; µ&quot;;IF([.D132]&gt;=0.000000001; TEXT([.D132]*1000000000; &quot;0.0#&quot;)&amp;&quot; n&quot;; IF([.D132]&gt;=0.000000000001; TEXT([.D132]*1000000000000; &quot;0.0#&quot;)&amp;&quot; p&quot;;TEXT([.D132]; &quot;0.0#&quot;))))))))" office:value-type="string" office:string-value="28.7 k" calcext:value-type="string">
            <text:p>28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73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00" calcext:value-type="float">
            <text:p>29400</text:p>
          </table:table-cell>
          <table:table-cell/>
          <table:table-cell table:formula="of:=[.B133]+[.C133]" office:value-type="float" office:value="29400" calcext:value-type="float">
            <text:p>29400</text:p>
          </table:table-cell>
          <table:table-cell table:style-name="ce6" table:formula="of:=IF([.D133]&gt;=1000000; TEXT([.D133]/1000000; &quot;0.0#&quot;)&amp;&quot; M&quot;; IF([.D133]&gt;=1000; TEXT([.D133]/1000; &quot;0.0#&quot;)&amp;&quot; k&quot;;  IF([.D133]&gt;=1; TEXT([.D133]; &quot;0.0#&quot;);IF([.D133]&gt;=0.001; TEXT([.D133]*1000; &quot;0.0#&quot;)&amp;&quot; m&quot;; IF([.D133]&gt;=0.000001; TEXT([.D133]*1000000; &quot;0.0#&quot;)&amp;&quot; µ&quot;;IF([.D133]&gt;=0.000000001; TEXT([.D133]*1000000000; &quot;0.0#&quot;)&amp;&quot; n&quot;; IF([.D133]&gt;=0.000000000001; TEXT([.D133]*1000000000000; &quot;0.0#&quot;)&amp;&quot; p&quot;;TEXT([.D133]; &quot;0.0#&quot;))))))))" office:value-type="string" office:string-value="29.4 k" calcext:value-type="string">
            <text:p>29.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00" calcext:value-type="float">
            <text:p>30100</text:p>
          </table:table-cell>
          <table:table-cell/>
          <table:table-cell table:formula="of:=[.B134]+[.C134]" office:value-type="float" office:value="30100" calcext:value-type="float">
            <text:p>30100</text:p>
          </table:table-cell>
          <table:table-cell table:style-name="ce6" table:formula="of:=IF([.D134]&gt;=1000000; TEXT([.D134]/1000000; &quot;0.0#&quot;)&amp;&quot; M&quot;; IF([.D134]&gt;=1000; TEXT([.D134]/1000; &quot;0.0#&quot;)&amp;&quot; k&quot;;  IF([.D134]&gt;=1; TEXT([.D134]; &quot;0.0#&quot;);IF([.D134]&gt;=0.001; TEXT([.D134]*1000; &quot;0.0#&quot;)&amp;&quot; m&quot;; IF([.D134]&gt;=0.000001; TEXT([.D134]*1000000; &quot;0.0#&quot;)&amp;&quot; µ&quot;;IF([.D134]&gt;=0.000000001; TEXT([.D134]*1000000000; &quot;0.0#&quot;)&amp;&quot; n&quot;; IF([.D134]&gt;=0.000000000001; TEXT([.D134]*1000000000000; &quot;0.0#&quot;)&amp;&quot; p&quot;;TEXT([.D134]; &quot;0.0#&quot;))))))))" office:value-type="string" office:string-value="30.1 k" calcext:value-type="string">
            <text:p>30.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00" calcext:value-type="float">
            <text:p>30900</text:p>
          </table:table-cell>
          <table:table-cell/>
          <table:table-cell table:formula="of:=[.B135]+[.C135]" office:value-type="float" office:value="30900" calcext:value-type="float">
            <text:p>30900</text:p>
          </table:table-cell>
          <table:table-cell table:style-name="ce6" table:formula="of:=IF([.D135]&gt;=1000000; TEXT([.D135]/1000000; &quot;0.0#&quot;)&amp;&quot; M&quot;; IF([.D135]&gt;=1000; TEXT([.D135]/1000; &quot;0.0#&quot;)&amp;&quot; k&quot;;  IF([.D135]&gt;=1; TEXT([.D135]; &quot;0.0#&quot;);IF([.D135]&gt;=0.001; TEXT([.D135]*1000; &quot;0.0#&quot;)&amp;&quot; m&quot;; IF([.D135]&gt;=0.000001; TEXT([.D135]*1000000; &quot;0.0#&quot;)&amp;&quot; µ&quot;;IF([.D135]&gt;=0.000000001; TEXT([.D135]*1000000000; &quot;0.0#&quot;)&amp;&quot; n&quot;; IF([.D135]&gt;=0.000000000001; TEXT([.D135]*1000000000000; &quot;0.0#&quot;)&amp;&quot; p&quot;;TEXT([.D135]; &quot;0.0#&quot;))))))))" office:value-type="string" office:string-value="30.9 k" calcext:value-type="string">
            <text:p>30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B136]+[.C136]" office:value-type="float" office:value="287" calcext:value-type="float">
            <text:p>287</text:p>
          </table:table-cell>
          <table:table-cell table:style-name="ce6" table:formula="of:=IF([.D136]&gt;=1000000; TEXT([.D136]/1000000; &quot;0.0#&quot;)&amp;&quot; M&quot;; IF([.D136]&gt;=1000; TEXT([.D136]/1000; &quot;0.0#&quot;)&amp;&quot; k&quot;;  IF([.D136]&gt;=1; TEXT([.D136]; &quot;0.0#&quot;);IF([.D136]&gt;=0.001; TEXT([.D136]*1000; &quot;0.0#&quot;)&amp;&quot; m&quot;; IF([.D136]&gt;=0.000001; TEXT([.D136]*1000000; &quot;0.0#&quot;)&amp;&quot; µ&quot;;IF([.D136]&gt;=0.000000001; TEXT([.D136]*1000000000; &quot;0.0#&quot;)&amp;&quot; n&quot;; IF([.D136]&gt;=0.000000000001; TEXT([.D136]*1000000000000; &quot;0.0#&quot;)&amp;&quot; p&quot;;TEXT([.D136]; &quot;0.0#&quot;))))))))" office:value-type="string" office:string-value="287.0" calcext:value-type="string">
            <text:p>2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B137]+[.C137]" office:value-type="float" office:value="294" calcext:value-type="float">
            <text:p>294</text:p>
          </table:table-cell>
          <table:table-cell table:style-name="ce6" table:formula="of:=IF([.D137]&gt;=1000000; TEXT([.D137]/1000000; &quot;0.0#&quot;)&amp;&quot; M&quot;; IF([.D137]&gt;=1000; TEXT([.D137]/1000; &quot;0.0#&quot;)&amp;&quot; k&quot;;  IF([.D137]&gt;=1; TEXT([.D137]; &quot;0.0#&quot;);IF([.D137]&gt;=0.001; TEXT([.D137]*1000; &quot;0.0#&quot;)&amp;&quot; m&quot;; IF([.D137]&gt;=0.000001; TEXT([.D137]*1000000; &quot;0.0#&quot;)&amp;&quot; µ&quot;;IF([.D137]&gt;=0.000000001; TEXT([.D137]*1000000000; &quot;0.0#&quot;)&amp;&quot; n&quot;; IF([.D137]&gt;=0.000000000001; TEXT([.D137]*1000000000000; &quot;0.0#&quot;)&amp;&quot; p&quot;;TEXT([.D137]; &quot;0.0#&quot;))))))))" office:value-type="string" office:string-value="294.0" calcext:value-type="string">
            <text:p>29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38]+[.C138]" office:value-type="float" office:value="301" calcext:value-type="float">
            <text:p>301</text:p>
          </table:table-cell>
          <table:table-cell table:style-name="ce6" table:formula="of:=IF([.D138]&gt;=1000000; TEXT([.D138]/1000000; &quot;0.0#&quot;)&amp;&quot; M&quot;; IF([.D138]&gt;=1000; TEXT([.D138]/1000; &quot;0.0#&quot;)&amp;&quot; k&quot;;  IF([.D138]&gt;=1; TEXT([.D138]; &quot;0.0#&quot;);IF([.D138]&gt;=0.001; TEXT([.D138]*1000; &quot;0.0#&quot;)&amp;&quot; m&quot;; IF([.D138]&gt;=0.000001; TEXT([.D138]*1000000; &quot;0.0#&quot;)&amp;&quot; µ&quot;;IF([.D138]&gt;=0.000000001; TEXT([.D138]*1000000000; &quot;0.0#&quot;)&amp;&quot; n&quot;; IF([.D138]&gt;=0.000000000001; TEXT([.D138]*1000000000000; &quot;0.0#&quot;)&amp;&quot; p&quot;;TEXT([.D138]; &quot;0.0#&quot;))))))))" office:value-type="string" office:string-value="301.0" calcext:value-type="string">
            <text:p>30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B139]+[.C139]" office:value-type="float" office:value="309" calcext:value-type="float">
            <text:p>309</text:p>
          </table:table-cell>
          <table:table-cell table:style-name="ce6" table:formula="of:=IF([.D139]&gt;=1000000; TEXT([.D139]/1000000; &quot;0.0#&quot;)&amp;&quot; M&quot;; IF([.D139]&gt;=1000; TEXT([.D139]/1000; &quot;0.0#&quot;)&amp;&quot; k&quot;;  IF([.D139]&gt;=1; TEXT([.D139]; &quot;0.0#&quot;);IF([.D139]&gt;=0.001; TEXT([.D139]*1000; &quot;0.0#&quot;)&amp;&quot; m&quot;; IF([.D139]&gt;=0.000001; TEXT([.D139]*1000000; &quot;0.0#&quot;)&amp;&quot; µ&quot;;IF([.D139]&gt;=0.000000001; TEXT([.D139]*1000000000; &quot;0.0#&quot;)&amp;&quot; n&quot;; IF([.D139]&gt;=0.000000000001; TEXT([.D139]*1000000000000; &quot;0.0#&quot;)&amp;&quot; p&quot;;TEXT([.D139]; &quot;0.0#&quot;))))))))" office:value-type="string" office:string-value="309.0" calcext:value-type="string">
            <text:p>30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3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[.B140]+[.C140]" office:value-type="float" office:value="1470" calcext:value-type="float">
            <text:p>1470</text:p>
          </table:table-cell>
          <table:table-cell table:style-name="ce6" table:formula="of:=IF([.D140]&gt;=1000000; TEXT([.D140]/1000000; &quot;0.0#&quot;)&amp;&quot; M&quot;; IF([.D140]&gt;=1000; TEXT([.D140]/1000; &quot;0.0#&quot;)&amp;&quot; k&quot;;  IF([.D140]&gt;=1; TEXT([.D140]; &quot;0.0#&quot;);IF([.D140]&gt;=0.001; TEXT([.D140]*1000; &quot;0.0#&quot;)&amp;&quot; m&quot;; IF([.D140]&gt;=0.000001; TEXT([.D140]*1000000; &quot;0.0#&quot;)&amp;&quot; µ&quot;;IF([.D140]&gt;=0.000000001; TEXT([.D140]*1000000000; &quot;0.0#&quot;)&amp;&quot; n&quot;; IF([.D140]&gt;=0.000000000001; TEXT([.D140]*1000000000000; &quot;0.0#&quot;)&amp;&quot; p&quot;;TEXT([.D140]; &quot;0.0#&quot;))))))))" office:value-type="string" office:string-value="1.47 k" calcext:value-type="string">
            <text:p>1.4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B141]+[.C141]" office:value-type="float" office:value="1500" calcext:value-type="float">
            <text:p>1500</text:p>
          </table:table-cell>
          <table:table-cell table:style-name="ce6" table:formula="of:=IF([.D141]&gt;=1000000; TEXT([.D141]/1000000; &quot;0.0#&quot;)&amp;&quot; M&quot;; IF([.D141]&gt;=1000; TEXT([.D141]/1000; &quot;0.0#&quot;)&amp;&quot; k&quot;;  IF([.D141]&gt;=1; TEXT([.D141]; &quot;0.0#&quot;);IF([.D141]&gt;=0.001; TEXT([.D141]*1000; &quot;0.0#&quot;)&amp;&quot; m&quot;; IF([.D141]&gt;=0.000001; TEXT([.D141]*1000000; &quot;0.0#&quot;)&amp;&quot; µ&quot;;IF([.D141]&gt;=0.000000001; TEXT([.D141]*1000000000; &quot;0.0#&quot;)&amp;&quot; n&quot;; IF([.D141]&gt;=0.000000000001; TEXT([.D141]*1000000000000; &quot;0.0#&quot;)&amp;&quot; p&quot;;TEXT([.D141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60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[.B142]+[.C142]" office:value-type="float" office:value="1540" calcext:value-type="float">
            <text:p>1540</text:p>
          </table:table-cell>
          <table:table-cell table:style-name="ce6" table:formula="of:=IF([.D142]&gt;=1000000; TEXT([.D142]/1000000; &quot;0.0#&quot;)&amp;&quot; M&quot;; IF([.D142]&gt;=1000; TEXT([.D142]/1000; &quot;0.0#&quot;)&amp;&quot; k&quot;;  IF([.D142]&gt;=1; TEXT([.D142]; &quot;0.0#&quot;);IF([.D142]&gt;=0.001; TEXT([.D142]*1000; &quot;0.0#&quot;)&amp;&quot; m&quot;; IF([.D142]&gt;=0.000001; TEXT([.D142]*1000000; &quot;0.0#&quot;)&amp;&quot; µ&quot;;IF([.D142]&gt;=0.000000001; TEXT([.D142]*1000000000; &quot;0.0#&quot;)&amp;&quot; n&quot;; IF([.D142]&gt;=0.000000000001; TEXT([.D142]*1000000000000; &quot;0.0#&quot;)&amp;&quot; p&quot;;TEXT([.D142]; &quot;0.0#&quot;))))))))" office:value-type="string" office:string-value="1.54 k" calcext:value-type="string">
            <text:p>1.5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80" calcext:value-type="float">
            <text:p>1580</text:p>
          </table:table-cell>
          <table:table-cell/>
          <table:table-cell table:formula="of:=[.B143]+[.C143]" office:value-type="float" office:value="1580" calcext:value-type="float">
            <text:p>1580</text:p>
          </table:table-cell>
          <table:table-cell table:style-name="ce6" table:formula="of:=IF([.D143]&gt;=1000000; TEXT([.D143]/1000000; &quot;0.0#&quot;)&amp;&quot; M&quot;; IF([.D143]&gt;=1000; TEXT([.D143]/1000; &quot;0.0#&quot;)&amp;&quot; k&quot;;  IF([.D143]&gt;=1; TEXT([.D143]; &quot;0.0#&quot;);IF([.D143]&gt;=0.001; TEXT([.D143]*1000; &quot;0.0#&quot;)&amp;&quot; m&quot;; IF([.D143]&gt;=0.000001; TEXT([.D143]*1000000; &quot;0.0#&quot;)&amp;&quot; µ&quot;;IF([.D143]&gt;=0.000000001; TEXT([.D143]*1000000000; &quot;0.0#&quot;)&amp;&quot; n&quot;; IF([.D143]&gt;=0.000000000001; TEXT([.D143]*1000000000000; &quot;0.0#&quot;)&amp;&quot; p&quot;;TEXT([.D143]; &quot;0.0#&quot;))))))))" office:value-type="string" office:string-value="1.58 k" calcext:value-type="string">
            <text:p>1.5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6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B144]+[.C144]" office:value-type="float" office:value="100000" calcext:value-type="float">
            <text:p>100000</text:p>
          </table:table-cell>
          <table:table-cell table:style-name="ce6" table:formula="of:=IF([.D144]&gt;=1000000; TEXT([.D144]/1000000; &quot;0.0#&quot;)&amp;&quot; M&quot;; IF([.D144]&gt;=1000; TEXT([.D144]/1000; &quot;0.0#&quot;)&amp;&quot; k&quot;;  IF([.D144]&gt;=1; TEXT([.D144]; &quot;0.0#&quot;);IF([.D144]&gt;=0.001; TEXT([.D144]*1000; &quot;0.0#&quot;)&amp;&quot; m&quot;; IF([.D144]&gt;=0.000001; TEXT([.D144]*1000000; &quot;0.0#&quot;)&amp;&quot; µ&quot;;IF([.D144]&gt;=0.000000001; TEXT([.D144]*1000000000; &quot;0.0#&quot;)&amp;&quot; n&quot;; IF([.D144]&gt;=0.000000000001; TEXT([.D144]*1000000000000; &quot;0.0#&quot;)&amp;&quot; p&quot;;TEXT([.D144]; &quot;0.0#&quot;))))))))" office:value-type="string" office:string-value="100.0 k" calcext:value-type="string">
            <text:p>10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58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2000" calcext:value-type="float">
            <text:p>102000</text:p>
          </table:table-cell>
          <table:table-cell/>
          <table:table-cell table:formula="of:=[.B145]+[.C145]" office:value-type="float" office:value="102000" calcext:value-type="float">
            <text:p>102000</text:p>
          </table:table-cell>
          <table:table-cell table:style-name="ce6" table:formula="of:=IF([.D145]&gt;=1000000; TEXT([.D145]/1000000; &quot;0.0#&quot;)&amp;&quot; M&quot;; IF([.D145]&gt;=1000; TEXT([.D145]/1000; &quot;0.0#&quot;)&amp;&quot; k&quot;;  IF([.D145]&gt;=1; TEXT([.D145]; &quot;0.0#&quot;);IF([.D145]&gt;=0.001; TEXT([.D145]*1000; &quot;0.0#&quot;)&amp;&quot; m&quot;; IF([.D145]&gt;=0.000001; TEXT([.D145]*1000000; &quot;0.0#&quot;)&amp;&quot; µ&quot;;IF([.D145]&gt;=0.000000001; TEXT([.D145]*1000000000; &quot;0.0#&quot;)&amp;&quot; n&quot;; IF([.D145]&gt;=0.000000000001; TEXT([.D145]*1000000000000; &quot;0.0#&quot;)&amp;&quot; p&quot;;TEXT([.D145]; &quot;0.0#&quot;))))))))" office:value-type="string" office:string-value="102.0 k" calcext:value-type="string">
            <text:p>10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5000" calcext:value-type="float">
            <text:p>105000</text:p>
          </table:table-cell>
          <table:table-cell/>
          <table:table-cell table:formula="of:=[.B146]+[.C146]" office:value-type="float" office:value="105000" calcext:value-type="float">
            <text:p>105000</text:p>
          </table:table-cell>
          <table:table-cell table:style-name="ce6" table:formula="of:=IF([.D146]&gt;=1000000; TEXT([.D146]/1000000; &quot;0.0#&quot;)&amp;&quot; M&quot;; IF([.D146]&gt;=1000; TEXT([.D146]/1000; &quot;0.0#&quot;)&amp;&quot; k&quot;;  IF([.D146]&gt;=1; TEXT([.D146]; &quot;0.0#&quot;);IF([.D146]&gt;=0.001; TEXT([.D146]*1000; &quot;0.0#&quot;)&amp;&quot; m&quot;; IF([.D146]&gt;=0.000001; TEXT([.D146]*1000000; &quot;0.0#&quot;)&amp;&quot; µ&quot;;IF([.D146]&gt;=0.000000001; TEXT([.D146]*1000000000; &quot;0.0#&quot;)&amp;&quot; n&quot;; IF([.D146]&gt;=0.000000000001; TEXT([.D146]*1000000000000; &quot;0.0#&quot;)&amp;&quot; p&quot;;TEXT([.D146]; &quot;0.0#&quot;))))))))" office:value-type="string" office:string-value="105.0 k" calcext:value-type="string">
            <text:p>10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7000" calcext:value-type="float">
            <text:p>107000</text:p>
          </table:table-cell>
          <table:table-cell/>
          <table:table-cell table:formula="of:=[.B147]+[.C147]" office:value-type="float" office:value="107000" calcext:value-type="float">
            <text:p>107000</text:p>
          </table:table-cell>
          <table:table-cell table:style-name="ce6" table:formula="of:=IF([.D147]&gt;=1000000; TEXT([.D147]/1000000; &quot;0.0#&quot;)&amp;&quot; M&quot;; IF([.D147]&gt;=1000; TEXT([.D147]/1000; &quot;0.0#&quot;)&amp;&quot; k&quot;;  IF([.D147]&gt;=1; TEXT([.D147]; &quot;0.0#&quot;);IF([.D147]&gt;=0.001; TEXT([.D147]*1000; &quot;0.0#&quot;)&amp;&quot; m&quot;; IF([.D147]&gt;=0.000001; TEXT([.D147]*1000000; &quot;0.0#&quot;)&amp;&quot; µ&quot;;IF([.D147]&gt;=0.000000001; TEXT([.D147]*1000000000; &quot;0.0#&quot;)&amp;&quot; n&quot;; IF([.D147]&gt;=0.000000000001; TEXT([.D147]*1000000000000; &quot;0.0#&quot;)&amp;&quot; p&quot;;TEXT([.D147]; &quot;0.0#&quot;))))))))" office:value-type="string" office:string-value="107.0 k" calcext:value-type="string">
            <text:p>10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1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00" calcext:value-type="float">
            <text:p>261000</text:p>
          </table:table-cell>
          <table:table-cell/>
          <table:table-cell table:formula="of:=[.B148]+[.C148]" office:value-type="float" office:value="261000" calcext:value-type="float">
            <text:p>261000</text:p>
          </table:table-cell>
          <table:table-cell table:style-name="ce6" table:formula="of:=IF([.D148]&gt;=1000000; TEXT([.D148]/1000000; &quot;0.0#&quot;)&amp;&quot; M&quot;; IF([.D148]&gt;=1000; TEXT([.D148]/1000; &quot;0.0#&quot;)&amp;&quot; k&quot;;  IF([.D148]&gt;=1; TEXT([.D148]; &quot;0.0#&quot;);IF([.D148]&gt;=0.001; TEXT([.D148]*1000; &quot;0.0#&quot;)&amp;&quot; m&quot;; IF([.D148]&gt;=0.000001; TEXT([.D148]*1000000; &quot;0.0#&quot;)&amp;&quot; µ&quot;;IF([.D148]&gt;=0.000000001; TEXT([.D148]*1000000000; &quot;0.0#&quot;)&amp;&quot; n&quot;; IF([.D148]&gt;=0.000000000001; TEXT([.D148]*1000000000000; &quot;0.0#&quot;)&amp;&quot; p&quot;;TEXT([.D148]; &quot;0.0#&quot;))))))))" office:value-type="string" office:string-value="261.0 k" calcext:value-type="string">
            <text:p>261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00" calcext:value-type="float">
            <text:p>267000</text:p>
          </table:table-cell>
          <table:table-cell/>
          <table:table-cell table:formula="of:=[.B149]+[.C149]" office:value-type="float" office:value="267000" calcext:value-type="float">
            <text:p>267000</text:p>
          </table:table-cell>
          <table:table-cell table:style-name="ce6" table:formula="of:=IF([.D149]&gt;=1000000; TEXT([.D149]/1000000; &quot;0.0#&quot;)&amp;&quot; M&quot;; IF([.D149]&gt;=1000; TEXT([.D149]/1000; &quot;0.0#&quot;)&amp;&quot; k&quot;;  IF([.D149]&gt;=1; TEXT([.D149]; &quot;0.0#&quot;);IF([.D149]&gt;=0.001; TEXT([.D149]*1000; &quot;0.0#&quot;)&amp;&quot; m&quot;; IF([.D149]&gt;=0.000001; TEXT([.D149]*1000000; &quot;0.0#&quot;)&amp;&quot; µ&quot;;IF([.D149]&gt;=0.000000001; TEXT([.D149]*1000000000; &quot;0.0#&quot;)&amp;&quot; n&quot;; IF([.D149]&gt;=0.000000000001; TEXT([.D149]*1000000000000; &quot;0.0#&quot;)&amp;&quot; p&quot;;TEXT([.D149]; &quot;0.0#&quot;))))))))" office:value-type="string" office:string-value="267.0 k" calcext:value-type="string">
            <text:p>26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4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00" calcext:value-type="float">
            <text:p>274000</text:p>
          </table:table-cell>
          <table:table-cell/>
          <table:table-cell table:formula="of:=[.B150]+[.C150]" office:value-type="float" office:value="274000" calcext:value-type="float">
            <text:p>274000</text:p>
          </table:table-cell>
          <table:table-cell table:style-name="ce6" table:formula="of:=IF([.D150]&gt;=1000000; TEXT([.D150]/1000000; &quot;0.0#&quot;)&amp;&quot; M&quot;; IF([.D150]&gt;=1000; TEXT([.D150]/1000; &quot;0.0#&quot;)&amp;&quot; k&quot;;  IF([.D150]&gt;=1; TEXT([.D150]; &quot;0.0#&quot;);IF([.D150]&gt;=0.001; TEXT([.D150]*1000; &quot;0.0#&quot;)&amp;&quot; m&quot;; IF([.D150]&gt;=0.000001; TEXT([.D150]*1000000; &quot;0.0#&quot;)&amp;&quot; µ&quot;;IF([.D150]&gt;=0.000000001; TEXT([.D150]*1000000000; &quot;0.0#&quot;)&amp;&quot; n&quot;; IF([.D150]&gt;=0.000000000001; TEXT([.D150]*1000000000000; &quot;0.0#&quot;)&amp;&quot; p&quot;;TEXT([.D150]; &quot;0.0#&quot;))))))))" office:value-type="string" office:string-value="274.0 k" calcext:value-type="string">
            <text:p>274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00" calcext:value-type="float">
            <text:p>280000</text:p>
          </table:table-cell>
          <table:table-cell/>
          <table:table-cell table:formula="of:=[.B151]+[.C151]" office:value-type="float" office:value="280000" calcext:value-type="float">
            <text:p>280000</text:p>
          </table:table-cell>
          <table:table-cell table:style-name="ce6" table:formula="of:=IF([.D151]&gt;=1000000; TEXT([.D151]/1000000; &quot;0.0#&quot;)&amp;&quot; M&quot;; IF([.D151]&gt;=1000; TEXT([.D151]/1000; &quot;0.0#&quot;)&amp;&quot; k&quot;;  IF([.D151]&gt;=1; TEXT([.D151]; &quot;0.0#&quot;);IF([.D151]&gt;=0.001; TEXT([.D151]*1000; &quot;0.0#&quot;)&amp;&quot; m&quot;; IF([.D151]&gt;=0.000001; TEXT([.D151]*1000000; &quot;0.0#&quot;)&amp;&quot; µ&quot;;IF([.D151]&gt;=0.000000001; TEXT([.D151]*1000000000; &quot;0.0#&quot;)&amp;&quot; n&quot;; IF([.D151]&gt;=0.000000000001; TEXT([.D151]*1000000000000; &quot;0.0#&quot;)&amp;&quot; p&quot;;TEXT([.D151]; &quot;0.0#&quot;))))))))" office:value-type="string" office:string-value="280.0 k" calcext:value-type="string">
            <text:p>28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1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B152]+[.C152]" office:value-type="float" office:value="261" calcext:value-type="float">
            <text:p>261</text:p>
          </table:table-cell>
          <table:table-cell table:style-name="ce6" table:formula="of:=IF([.D152]&gt;=1000000; TEXT([.D152]/1000000; &quot;0.0#&quot;)&amp;&quot; M&quot;; IF([.D152]&gt;=1000; TEXT([.D152]/1000; &quot;0.0#&quot;)&amp;&quot; k&quot;;  IF([.D152]&gt;=1; TEXT([.D152]; &quot;0.0#&quot;);IF([.D152]&gt;=0.001; TEXT([.D152]*1000; &quot;0.0#&quot;)&amp;&quot; m&quot;; IF([.D152]&gt;=0.000001; TEXT([.D152]*1000000; &quot;0.0#&quot;)&amp;&quot; µ&quot;;IF([.D152]&gt;=0.000000001; TEXT([.D152]*1000000000; &quot;0.0#&quot;)&amp;&quot; n&quot;; IF([.D152]&gt;=0.000000000001; TEXT([.D152]*1000000000000; &quot;0.0#&quot;)&amp;&quot; p&quot;;TEXT([.D152]; &quot;0.0#&quot;))))))))" office:value-type="string" office:string-value="261.0" calcext:value-type="string">
            <text:p>26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B153]+[.C153]" office:value-type="float" office:value="267" calcext:value-type="float">
            <text:p>267</text:p>
          </table:table-cell>
          <table:table-cell table:style-name="ce6" table:formula="of:=IF([.D153]&gt;=1000000; TEXT([.D153]/1000000; &quot;0.0#&quot;)&amp;&quot; M&quot;; IF([.D153]&gt;=1000; TEXT([.D153]/1000; &quot;0.0#&quot;)&amp;&quot; k&quot;;  IF([.D153]&gt;=1; TEXT([.D153]; &quot;0.0#&quot;);IF([.D153]&gt;=0.001; TEXT([.D153]*1000; &quot;0.0#&quot;)&amp;&quot; m&quot;; IF([.D153]&gt;=0.000001; TEXT([.D153]*1000000; &quot;0.0#&quot;)&amp;&quot; µ&quot;;IF([.D153]&gt;=0.000000001; TEXT([.D153]*1000000000; &quot;0.0#&quot;)&amp;&quot; n&quot;; IF([.D153]&gt;=0.000000000001; TEXT([.D153]*1000000000000; &quot;0.0#&quot;)&amp;&quot; p&quot;;TEXT([.D153]; &quot;0.0#&quot;))))))))" office:value-type="string" office:string-value="267.0" calcext:value-type="string">
            <text:p>26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18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B154]+[.C154]" office:value-type="float" office:value="274" calcext:value-type="float">
            <text:p>274</text:p>
          </table:table-cell>
          <table:table-cell table:style-name="ce6" table:formula="of:=IF([.D154]&gt;=1000000; TEXT([.D154]/1000000; &quot;0.0#&quot;)&amp;&quot; M&quot;; IF([.D154]&gt;=1000; TEXT([.D154]/1000; &quot;0.0#&quot;)&amp;&quot; k&quot;;  IF([.D154]&gt;=1; TEXT([.D154]; &quot;0.0#&quot;);IF([.D154]&gt;=0.001; TEXT([.D154]*1000; &quot;0.0#&quot;)&amp;&quot; m&quot;; IF([.D154]&gt;=0.000001; TEXT([.D154]*1000000; &quot;0.0#&quot;)&amp;&quot; µ&quot;;IF([.D154]&gt;=0.000000001; TEXT([.D154]*1000000000; &quot;0.0#&quot;)&amp;&quot; n&quot;; IF([.D154]&gt;=0.000000000001; TEXT([.D154]*1000000000000; &quot;0.0#&quot;)&amp;&quot; p&quot;;TEXT([.D154]; &quot;0.0#&quot;))))))))" office:value-type="string" office:string-value="274.0" calcext:value-type="string">
            <text:p>274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B155]+[.C155]" office:value-type="float" office:value="280" calcext:value-type="float">
            <text:p>280</text:p>
          </table:table-cell>
          <table:table-cell table:style-name="ce6" table:formula="of:=IF([.D155]&gt;=1000000; TEXT([.D155]/1000000; &quot;0.0#&quot;)&amp;&quot; M&quot;; IF([.D155]&gt;=1000; TEXT([.D155]/1000; &quot;0.0#&quot;)&amp;&quot; k&quot;;  IF([.D155]&gt;=1; TEXT([.D155]; &quot;0.0#&quot;);IF([.D155]&gt;=0.001; TEXT([.D155]*1000; &quot;0.0#&quot;)&amp;&quot; m&quot;; IF([.D155]&gt;=0.000001; TEXT([.D155]*1000000; &quot;0.0#&quot;)&amp;&quot; µ&quot;;IF([.D155]&gt;=0.000000001; TEXT([.D155]*1000000000; &quot;0.0#&quot;)&amp;&quot; n&quot;; IF([.D155]&gt;=0.000000000001; TEXT([.D155]*1000000000000; &quot;0.0#&quot;)&amp;&quot; p&quot;;TEXT([.D155]; &quot;0.0#&quot;))))))))" office:value-type="string" office:string-value="280.0" calcext:value-type="string">
            <text:p>2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2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[.B156]+[.C156]" office:value-type="float" office:value="2610" calcext:value-type="float">
            <text:p>2610</text:p>
          </table:table-cell>
          <table:table-cell table:style-name="ce6" table:formula="of:=IF([.D156]&gt;=1000000; TEXT([.D156]/1000000; &quot;0.0#&quot;)&amp;&quot; M&quot;; IF([.D156]&gt;=1000; TEXT([.D156]/1000; &quot;0.0#&quot;)&amp;&quot; k&quot;;  IF([.D156]&gt;=1; TEXT([.D156]; &quot;0.0#&quot;);IF([.D156]&gt;=0.001; TEXT([.D156]*1000; &quot;0.0#&quot;)&amp;&quot; m&quot;; IF([.D156]&gt;=0.000001; TEXT([.D156]*1000000; &quot;0.0#&quot;)&amp;&quot; µ&quot;;IF([.D156]&gt;=0.000000001; TEXT([.D156]*1000000000; &quot;0.0#&quot;)&amp;&quot; n&quot;; IF([.D156]&gt;=0.000000000001; TEXT([.D156]*1000000000000; &quot;0.0#&quot;)&amp;&quot; p&quot;;TEXT([.D156]; &quot;0.0#&quot;))))))))" office:value-type="string" office:string-value="2.61 k" calcext:value-type="string">
            <text:p>2.6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20507-24</text:p>
          </table:table-cell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[.B157]+[.C157]" office:value-type="float" office:value="2670" calcext:value-type="float">
            <text:p>2670</text:p>
          </table:table-cell>
          <table:table-cell table:style-name="ce6" table:formula="of:=IF([.D157]&gt;=1000000; TEXT([.D157]/1000000; &quot;0.0#&quot;)&amp;&quot; M&quot;; IF([.D157]&gt;=1000; TEXT([.D157]/1000; &quot;0.0#&quot;)&amp;&quot; k&quot;;  IF([.D157]&gt;=1; TEXT([.D157]; &quot;0.0#&quot;);IF([.D157]&gt;=0.001; TEXT([.D157]*1000; &quot;0.0#&quot;)&amp;&quot; m&quot;; IF([.D157]&gt;=0.000001; TEXT([.D157]*1000000; &quot;0.0#&quot;)&amp;&quot; µ&quot;;IF([.D157]&gt;=0.000000001; TEXT([.D157]*1000000000; &quot;0.0#&quot;)&amp;&quot; n&quot;; IF([.D157]&gt;=0.000000000001; TEXT([.D157]*1000000000000; &quot;0.0#&quot;)&amp;&quot; p&quot;;TEXT([.D157]; &quot;0.0#&quot;))))))))" office:value-type="string" office:string-value="2.67 k" calcext:value-type="string">
            <text:p>2.6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B158]+[.C158]" office:value-type="float" office:value="2740" calcext:value-type="float">
            <text:p>2740</text:p>
          </table:table-cell>
          <table:table-cell table:style-name="ce6" table:formula="of:=IF([.D158]&gt;=1000000; TEXT([.D158]/1000000; &quot;0.0#&quot;)&amp;&quot; M&quot;; IF([.D158]&gt;=1000; TEXT([.D158]/1000; &quot;0.0#&quot;)&amp;&quot; k&quot;;  IF([.D158]&gt;=1; TEXT([.D158]; &quot;0.0#&quot;);IF([.D158]&gt;=0.001; TEXT([.D158]*1000; &quot;0.0#&quot;)&amp;&quot; m&quot;; IF([.D158]&gt;=0.000001; TEXT([.D158]*1000000; &quot;0.0#&quot;)&amp;&quot; µ&quot;;IF([.D158]&gt;=0.000000001; TEXT([.D158]*1000000000; &quot;0.0#&quot;)&amp;&quot; n&quot;; IF([.D158]&gt;=0.000000000001; TEXT([.D158]*1000000000000; &quot;0.0#&quot;)&amp;&quot; p&quot;;TEXT([.D158]; &quot;0.0#&quot;))))))))" office:value-type="string" office:string-value="2.74 k" calcext:value-type="string">
            <text:p>2.74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B159]+[.C159]" office:value-type="float" office:value="2800" calcext:value-type="float">
            <text:p>2800</text:p>
          </table:table-cell>
          <table:table-cell table:style-name="ce6" table:formula="of:=IF([.D159]&gt;=1000000; TEXT([.D159]/1000000; &quot;0.0#&quot;)&amp;&quot; M&quot;; IF([.D159]&gt;=1000; TEXT([.D159]/1000; &quot;0.0#&quot;)&amp;&quot; k&quot;;  IF([.D159]&gt;=1; TEXT([.D159]; &quot;0.0#&quot;);IF([.D159]&gt;=0.001; TEXT([.D159]*1000; &quot;0.0#&quot;)&amp;&quot; m&quot;; IF([.D159]&gt;=0.000001; TEXT([.D159]*1000000; &quot;0.0#&quot;)&amp;&quot; µ&quot;;IF([.D159]&gt;=0.000000001; TEXT([.D159]*1000000000; &quot;0.0#&quot;)&amp;&quot; n&quot;; IF([.D159]&gt;=0.000000000001; TEXT([.D159]*1000000000000; &quot;0.0#&quot;)&amp;&quot; p&quot;;TEXT([.D159]; &quot;0.0#&quot;))))))))" office:value-type="string" office:string-value="2.8 k" calcext:value-type="string">
            <text:p>2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3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5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0" calcext:value-type="float">
            <text:p>1780</text:p>
          </table:table-cell>
          <table:table-cell/>
          <table:table-cell table:formula="of:=[.B160]+[.C160]" office:value-type="float" office:value="1780" calcext:value-type="float">
            <text:p>1780</text:p>
          </table:table-cell>
          <table:table-cell table:style-name="ce6" table:formula="of:=IF([.D160]&gt;=1000000; TEXT([.D160]/1000000; &quot;0.0#&quot;)&amp;&quot; M&quot;; IF([.D160]&gt;=1000; TEXT([.D160]/1000; &quot;0.0#&quot;)&amp;&quot; k&quot;;  IF([.D160]&gt;=1; TEXT([.D160]; &quot;0.0#&quot;);IF([.D160]&gt;=0.001; TEXT([.D160]*1000; &quot;0.0#&quot;)&amp;&quot; m&quot;; IF([.D160]&gt;=0.000001; TEXT([.D160]*1000000; &quot;0.0#&quot;)&amp;&quot; µ&quot;;IF([.D160]&gt;=0.000000001; TEXT([.D160]*1000000000; &quot;0.0#&quot;)&amp;&quot; n&quot;; IF([.D160]&gt;=0.000000000001; TEXT([.D160]*1000000000000; &quot;0.0#&quot;)&amp;&quot; p&quot;;TEXT([.D160]; &quot;0.0#&quot;))))))))" office:value-type="string" office:string-value="1.78 k" calcext:value-type="string">
            <text:p>1.7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0" calcext:value-type="float">
            <text:p>1820</text:p>
          </table:table-cell>
          <table:table-cell/>
          <table:table-cell table:formula="of:=[.B161]+[.C161]" office:value-type="float" office:value="1820" calcext:value-type="float">
            <text:p>1820</text:p>
          </table:table-cell>
          <table:table-cell table:style-name="ce6" table:formula="of:=IF([.D161]&gt;=1000000; TEXT([.D161]/1000000; &quot;0.0#&quot;)&amp;&quot; M&quot;; IF([.D161]&gt;=1000; TEXT([.D161]/1000; &quot;0.0#&quot;)&amp;&quot; k&quot;;  IF([.D161]&gt;=1; TEXT([.D161]; &quot;0.0#&quot;);IF([.D161]&gt;=0.001; TEXT([.D161]*1000; &quot;0.0#&quot;)&amp;&quot; m&quot;; IF([.D161]&gt;=0.000001; TEXT([.D161]*1000000; &quot;0.0#&quot;)&amp;&quot; µ&quot;;IF([.D161]&gt;=0.000000001; TEXT([.D161]*1000000000; &quot;0.0#&quot;)&amp;&quot; n&quot;; IF([.D161]&gt;=0.000000000001; TEXT([.D161]*1000000000000; &quot;0.0#&quot;)&amp;&quot; p&quot;;TEXT([.D161]; &quot;0.0#&quot;))))))))" office:value-type="string" office:string-value="1.82 k" calcext:value-type="string">
            <text:p>1.8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B162]+[.C162]" office:value-type="float" office:value="1870" calcext:value-type="float">
            <text:p>1870</text:p>
          </table:table-cell>
          <table:table-cell table:style-name="ce6" table:formula="of:=IF([.D162]&gt;=1000000; TEXT([.D162]/1000000; &quot;0.0#&quot;)&amp;&quot; M&quot;; IF([.D162]&gt;=1000; TEXT([.D162]/1000; &quot;0.0#&quot;)&amp;&quot; k&quot;;  IF([.D162]&gt;=1; TEXT([.D162]; &quot;0.0#&quot;);IF([.D162]&gt;=0.001; TEXT([.D162]*1000; &quot;0.0#&quot;)&amp;&quot; m&quot;; IF([.D162]&gt;=0.000001; TEXT([.D162]*1000000; &quot;0.0#&quot;)&amp;&quot; µ&quot;;IF([.D162]&gt;=0.000000001; TEXT([.D162]*1000000000; &quot;0.0#&quot;)&amp;&quot; n&quot;; IF([.D162]&gt;=0.000000000001; TEXT([.D162]*1000000000000; &quot;0.0#&quot;)&amp;&quot; p&quot;;TEXT([.D162]; &quot;0.0#&quot;))))))))" office:value-type="string" office:string-value="1.87 k" calcext:value-type="string">
            <text:p>1.8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B163]+[.C163]" office:value-type="float" office:value="1910" calcext:value-type="float">
            <text:p>1910</text:p>
          </table:table-cell>
          <table:table-cell table:style-name="ce6" table:formula="of:=IF([.D163]&gt;=1000000; TEXT([.D163]/1000000; &quot;0.0#&quot;)&amp;&quot; M&quot;; IF([.D163]&gt;=1000; TEXT([.D163]/1000; &quot;0.0#&quot;)&amp;&quot; k&quot;;  IF([.D163]&gt;=1; TEXT([.D163]; &quot;0.0#&quot;);IF([.D163]&gt;=0.001; TEXT([.D163]*1000; &quot;0.0#&quot;)&amp;&quot; m&quot;; IF([.D163]&gt;=0.000001; TEXT([.D163]*1000000; &quot;0.0#&quot;)&amp;&quot; µ&quot;;IF([.D163]&gt;=0.000000001; TEXT([.D163]*1000000000; &quot;0.0#&quot;)&amp;&quot; n&quot;; IF([.D163]&gt;=0.000000000001; TEXT([.D163]*1000000000000; &quot;0.0#&quot;)&amp;&quot; p&quot;;TEXT([.D163]; &quot;0.0#&quot;))))))))" office:value-type="string" office:string-value="1.91 k" calcext:value-type="string">
            <text:p>1.91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4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B164]+[.C164]" office:value-type="float" office:value="178" calcext:value-type="float">
            <text:p>178</text:p>
          </table:table-cell>
          <table:table-cell table:style-name="ce6" table:formula="of:=IF([.D164]&gt;=1000000; TEXT([.D164]/1000000; &quot;0.0#&quot;)&amp;&quot; M&quot;; IF([.D164]&gt;=1000; TEXT([.D164]/1000; &quot;0.0#&quot;)&amp;&quot; k&quot;;  IF([.D164]&gt;=1; TEXT([.D164]; &quot;0.0#&quot;);IF([.D164]&gt;=0.001; TEXT([.D164]*1000; &quot;0.0#&quot;)&amp;&quot; m&quot;; IF([.D164]&gt;=0.000001; TEXT([.D164]*1000000; &quot;0.0#&quot;)&amp;&quot; µ&quot;;IF([.D164]&gt;=0.000000001; TEXT([.D164]*1000000000; &quot;0.0#&quot;)&amp;&quot; n&quot;; IF([.D164]&gt;=0.000000000001; TEXT([.D164]*1000000000000; &quot;0.0#&quot;)&amp;&quot; p&quot;;TEXT([.D164]; &quot;0.0#&quot;))))))))" office:value-type="string" office:string-value="178.0" calcext:value-type="string">
            <text:p>17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B165]+[.C165]" office:value-type="float" office:value="182" calcext:value-type="float">
            <text:p>182</text:p>
          </table:table-cell>
          <table:table-cell table:style-name="ce6" table:formula="of:=IF([.D165]&gt;=1000000; TEXT([.D165]/1000000; &quot;0.0#&quot;)&amp;&quot; M&quot;; IF([.D165]&gt;=1000; TEXT([.D165]/1000; &quot;0.0#&quot;)&amp;&quot; k&quot;;  IF([.D165]&gt;=1; TEXT([.D165]; &quot;0.0#&quot;);IF([.D165]&gt;=0.001; TEXT([.D165]*1000; &quot;0.0#&quot;)&amp;&quot; m&quot;; IF([.D165]&gt;=0.000001; TEXT([.D165]*1000000; &quot;0.0#&quot;)&amp;&quot; µ&quot;;IF([.D165]&gt;=0.000000001; TEXT([.D165]*1000000000; &quot;0.0#&quot;)&amp;&quot; n&quot;; IF([.D165]&gt;=0.000000000001; TEXT([.D165]*1000000000000; &quot;0.0#&quot;)&amp;&quot; p&quot;;TEXT([.D165]; &quot;0.0#&quot;))))))))" office:value-type="string" office:string-value="182.0" calcext:value-type="string">
            <text:p>1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166]+[.C166]" office:value-type="float" office:value="187" calcext:value-type="float">
            <text:p>187</text:p>
          </table:table-cell>
          <table:table-cell table:style-name="ce6" table:formula="of:=IF([.D166]&gt;=1000000; TEXT([.D166]/1000000; &quot;0.0#&quot;)&amp;&quot; M&quot;; IF([.D166]&gt;=1000; TEXT([.D166]/1000; &quot;0.0#&quot;)&amp;&quot; k&quot;;  IF([.D166]&gt;=1; TEXT([.D166]; &quot;0.0#&quot;);IF([.D166]&gt;=0.001; TEXT([.D166]*1000; &quot;0.0#&quot;)&amp;&quot; m&quot;; IF([.D166]&gt;=0.000001; TEXT([.D166]*1000000; &quot;0.0#&quot;)&amp;&quot; µ&quot;;IF([.D166]&gt;=0.000000001; TEXT([.D166]*1000000000; &quot;0.0#&quot;)&amp;&quot; n&quot;; IF([.D166]&gt;=0.000000000001; TEXT([.D166]*1000000000000; &quot;0.0#&quot;)&amp;&quot; p&quot;;TEXT([.D166]; &quot;0.0#&quot;))))))))" office:value-type="string" office:string-value="187.0" calcext:value-type="string">
            <text:p>18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167]+[.C167]" office:value-type="float" office:value="191" calcext:value-type="float">
            <text:p>191</text:p>
          </table:table-cell>
          <table:table-cell table:style-name="ce6" table:formula="of:=IF([.D167]&gt;=1000000; TEXT([.D167]/1000000; &quot;0.0#&quot;)&amp;&quot; M&quot;; IF([.D167]&gt;=1000; TEXT([.D167]/1000; &quot;0.0#&quot;)&amp;&quot; k&quot;;  IF([.D167]&gt;=1; TEXT([.D167]; &quot;0.0#&quot;);IF([.D167]&gt;=0.001; TEXT([.D167]*1000; &quot;0.0#&quot;)&amp;&quot; m&quot;; IF([.D167]&gt;=0.000001; TEXT([.D167]*1000000; &quot;0.0#&quot;)&amp;&quot; µ&quot;;IF([.D167]&gt;=0.000000001; TEXT([.D167]*1000000000; &quot;0.0#&quot;)&amp;&quot; n&quot;; IF([.D167]&gt;=0.000000000001; TEXT([.D167]*1000000000000; &quot;0.0#&quot;)&amp;&quot; p&quot;;TEXT([.D167]; &quot;0.0#&quot;))))))))" office:value-type="string" office:string-value="191.0" calcext:value-type="string">
            <text:p>19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5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B168]+[.C168]" office:value-type="float" office:value="215" calcext:value-type="float">
            <text:p>215</text:p>
          </table:table-cell>
          <table:table-cell table:style-name="ce6" table:formula="of:=IF([.D168]&gt;=1000000; TEXT([.D168]/1000000; &quot;0.0#&quot;)&amp;&quot; M&quot;; IF([.D168]&gt;=1000; TEXT([.D168]/1000; &quot;0.0#&quot;)&amp;&quot; k&quot;;  IF([.D168]&gt;=1; TEXT([.D168]; &quot;0.0#&quot;);IF([.D168]&gt;=0.001; TEXT([.D168]*1000; &quot;0.0#&quot;)&amp;&quot; m&quot;; IF([.D168]&gt;=0.000001; TEXT([.D168]*1000000; &quot;0.0#&quot;)&amp;&quot; µ&quot;;IF([.D168]&gt;=0.000000001; TEXT([.D168]*1000000000; &quot;0.0#&quot;)&amp;&quot; n&quot;; IF([.D168]&gt;=0.000000000001; TEXT([.D168]*1000000000000; &quot;0.0#&quot;)&amp;&quot; p&quot;;TEXT([.D168]; &quot;0.0#&quot;))))))))" office:value-type="string" office:string-value="215.0" calcext:value-type="string">
            <text:p>2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B169]+[.C169]" office:value-type="float" office:value="221" calcext:value-type="float">
            <text:p>221</text:p>
          </table:table-cell>
          <table:table-cell table:style-name="ce6" table:formula="of:=IF([.D169]&gt;=1000000; TEXT([.D169]/1000000; &quot;0.0#&quot;)&amp;&quot; M&quot;; IF([.D169]&gt;=1000; TEXT([.D169]/1000; &quot;0.0#&quot;)&amp;&quot; k&quot;;  IF([.D169]&gt;=1; TEXT([.D169]; &quot;0.0#&quot;);IF([.D169]&gt;=0.001; TEXT([.D169]*1000; &quot;0.0#&quot;)&amp;&quot; m&quot;; IF([.D169]&gt;=0.000001; TEXT([.D169]*1000000; &quot;0.0#&quot;)&amp;&quot; µ&quot;;IF([.D169]&gt;=0.000000001; TEXT([.D169]*1000000000; &quot;0.0#&quot;)&amp;&quot; n&quot;; IF([.D169]&gt;=0.000000000001; TEXT([.D169]*1000000000000; &quot;0.0#&quot;)&amp;&quot; p&quot;;TEXT([.D169]; &quot;0.0#&quot;))))))))" office:value-type="string" office:string-value="221.0" calcext:value-type="string">
            <text:p>22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6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B170]+[.C170]" office:value-type="float" office:value="226" calcext:value-type="float">
            <text:p>226</text:p>
          </table:table-cell>
          <table:table-cell table:style-name="ce6" table:formula="of:=IF([.D170]&gt;=1000000; TEXT([.D170]/1000000; &quot;0.0#&quot;)&amp;&quot; M&quot;; IF([.D170]&gt;=1000; TEXT([.D170]/1000; &quot;0.0#&quot;)&amp;&quot; k&quot;;  IF([.D170]&gt;=1; TEXT([.D170]; &quot;0.0#&quot;);IF([.D170]&gt;=0.001; TEXT([.D170]*1000; &quot;0.0#&quot;)&amp;&quot; m&quot;; IF([.D170]&gt;=0.000001; TEXT([.D170]*1000000; &quot;0.0#&quot;)&amp;&quot; µ&quot;;IF([.D170]&gt;=0.000000001; TEXT([.D170]*1000000000; &quot;0.0#&quot;)&amp;&quot; n&quot;; IF([.D170]&gt;=0.000000000001; TEXT([.D170]*1000000000000; &quot;0.0#&quot;)&amp;&quot; p&quot;;TEXT([.D170]; &quot;0.0#&quot;))))))))" office:value-type="string" office:string-value="226.0" calcext:value-type="string">
            <text:p>22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B171]+[.C171]" office:value-type="float" office:value="232" calcext:value-type="float">
            <text:p>232</text:p>
          </table:table-cell>
          <table:table-cell table:style-name="ce6" table:formula="of:=IF([.D171]&gt;=1000000; TEXT([.D171]/1000000; &quot;0.0#&quot;)&amp;&quot; M&quot;; IF([.D171]&gt;=1000; TEXT([.D171]/1000; &quot;0.0#&quot;)&amp;&quot; k&quot;;  IF([.D171]&gt;=1; TEXT([.D171]; &quot;0.0#&quot;);IF([.D171]&gt;=0.001; TEXT([.D171]*1000; &quot;0.0#&quot;)&amp;&quot; m&quot;; IF([.D171]&gt;=0.000001; TEXT([.D171]*1000000; &quot;0.0#&quot;)&amp;&quot; µ&quot;;IF([.D171]&gt;=0.000000001; TEXT([.D171]*1000000000; &quot;0.0#&quot;)&amp;&quot; n&quot;; IF([.D171]&gt;=0.000000000001; TEXT([.D171]*1000000000000; &quot;0.0#&quot;)&amp;&quot; p&quot;;TEXT([.D171]; &quot;0.0#&quot;))))))))" office:value-type="string" office:string-value="232.0" calcext:value-type="string">
            <text:p>23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2 Column 6</text:p>
          </table:table-cell>
          <table:table-cell office:value-type="string" calcext:value-type="string">
            <text:p>Resistors 2\IMG_9441.JPG</text:p>
          </table:table-cell>
          <table:table-cell table:style-name="ce10" table:formula="of:=HYPERLINK([.N17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7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7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7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7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7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17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7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7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18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8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8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8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18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18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8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8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18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18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9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5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9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98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99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0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1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2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3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204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05]; &quot;View Image&quot;)" office:value-type="string" office:string-value="View Image" calcext:value-type="string">
            <text:p>View Image</text:p>
          </table:table-cell>
          <table:table-cell table:style-name="ce13"/>
          <table:table-cell table:style-name="Default"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06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07]; &quot;View Image&quot;)" office:value-type="string" office:string-value="View Image" calcext:value-type="string">
            <text:p>View Image</text:p>
          </table:table-cell>
          <table:table-cell/>
          <table:table-cell table:style-name="Default" table:number-columns-repeated="16368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1"/>
          <table:table-cell table:style-name="Default" table:number-columns-repeated="16368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3"/>
          <table:table-cell table:style-name="Default" table:number-columns-repeated="16368"/>
        </table:table-row>
        <table:table-row table:style-name="ro1" table:number-rows-repeated="1048356">
          <table:table-cell table:number-columns-repeated="16"/>
          <table:table-cell table:style-name="Default" table:number-columns-repeated="16368"/>
        </table:table-row>
        <table:table-row table:style-name="ro1">
          <table:table-cell table:number-columns-repeated="16"/>
          <table:table-cell table:style-name="Default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5:03:38.86364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1-24T21:44:23.433556000</dc:date>
    <meta:editing-cycles>29</meta:editing-cycles>
    <meta:editing-duration>P2DT15H46M36S</meta:editing-duration>
    <meta:generator>LibreOffice/25.8.4.2$MacOSX_AARCH64 LibreOffice_project/290daaa01b999472f0c7a3890eb6a550fd74c6df</meta:generator>
    <meta:document-statistic meta:table-count="1" meta:cell-count="1747" meta:object-count="0"/>
    <meta:user-defined meta:name="AppVersion">15.0000</meta:user-defined>
  </office:meta>
</office:document-meta>
</file>